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64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Layout_20_All_20_PCI">
      <style:table-properties table:display="true" style:writing-mode="lr-tb"/>
    </style:style>
    <style:style style:name="ta2" style:family="table" style:master-page-name="PageStyle_5f_Area_20_A">
      <style:table-properties table:display="true" style:writing-mode="lr-tb"/>
    </style:style>
    <style:style style:name="ta3" style:family="table" style:master-page-name="PageStyle_5f_Area_20_B_20_">
      <style:table-properties table:display="true" style:writing-mode="lr-tb"/>
    </style:style>
    <style:style style:name="ta4" style:family="table" style:master-page-name="PageStyle_5f_Area_20_C_20_">
      <style:table-properties table:display="true" style:writing-mode="lr-tb"/>
    </style:style>
    <style:style style:name="ta5" style:family="table" style:master-page-name="PageStyle_5f_Area_20_D_20_and_20_Sample_20_Room">
      <style:table-properties table:display="true" style:writing-mode="lr-tb"/>
    </style:style>
    <style:style style:name="ta6" style:family="table" style:master-page-name="PageStyle_5f_R1">
      <style:table-properties table:display="true" style:writing-mode="lr-tb"/>
    </style:style>
    <style:style style:name="ta7" style:family="table" style:master-page-name="PageStyle_5f_R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5in" fo:padding-bottom="0.05in" fo:padding-left="0.1in" fo:padding-right="0.1in" fo:wrap-option="wrap"/>
      <style:paragraph-properties style:writing-mode="lr-tb"/>
    </style:style>
    <style:style style:name="gr2" style:family="graphic">
      <style:graphic-properties draw:stroke="none" svg:stroke-width="0.0102in" draw:fill="none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gr3" style:family="graphic">
      <style:graphic-properties draw:stroke="solid" svg:stroke-width="0.028in" svg:stroke-color="#000000" svg:stroke-linecap="butt" draw:fill="solid" draw:fill-color="#b7dee8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28in" svg:stroke-color="#000000" svg:stroke-linecap="butt" draw:fill="hatch" draw:fill-color="#ffff00" draw:fill-hatch-name="Red_20_90_20_Degrees_20_Crossed_20_2" draw:fill-hatch-solid="tru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28in" svg:stroke-color="#000000" svg:stroke-linecap="butt" draw:fill="solid" draw:fill-color="#ddd9c3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28in" svg:stroke-color="#000000" svg:stroke-linecap="butt" draw:fill="solid" draw:fill-color="#e6b9b8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28in" svg:stroke-color="#000000" svg:stroke-linecap="butt" draw:fill="hatch" draw:fill-color="#ffffff" draw:fill-hatch-name="Red_20_90_20_Degrees_20_Crossed_20_3" draw:fill-hatch-solid="tru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8" style:family="graphic">
      <style:graphic-properties draw:stroke="solid" svg:stroke-width="0.028in" svg:stroke-color="#000000" svg:stroke-linecap="butt" draw:fill="solid" draw:fill-color="#a6a6a6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9" style:family="graphic">
      <style:graphic-properties draw:stroke="dash" draw:stroke-dash="Long_20_Dash" svg:stroke-width="0.0417in" svg:stroke-color="#ffffff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10" style:family="graphic">
      <style:graphic-properties draw:stroke="solid" svg:stroke-width="0.028in" svg:stroke-color="#000000" svg:stroke-linecap="butt" draw:fill="solid" draw:fill-color="#ccc1da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1" style:family="graphic">
      <style:graphic-properties draw:stroke="solid" svg:stroke-width="0.028in" svg:stroke-color="#000000" svg:stroke-linecap="butt" draw:fill="hatch" draw:fill-color="#ffff00" draw:fill-hatch-name="Red_20_90_20_Degrees_20_Crossed_20_1" draw:fill-hatch-solid="tru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2" style:family="graphic">
      <style:graphic-properties draw:stroke="solid" svg:stroke-width="0.028in" svg:stroke-color="#000000" svg:stroke-linecap="butt" draw:fill="solid" draw:fill-color="#f8e7b6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3" style:family="graphic">
      <style:graphic-properties draw:stroke="solid" svg:stroke-width="0.028in" svg:stroke-color="#000000" svg:stroke-linecap="butt" draw:fill="solid" draw:fill-color="#d7e4bd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4" style:family="graphic">
      <style:graphic-properties draw:stroke="solid" svg:stroke-width="0.028in" svg:stroke-color="#000000" svg:stroke-linecap="butt" draw:fill="solid" draw:fill-color="#fcd5b5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5" style:family="graphic">
      <style:graphic-properties draw:stroke="solid" svg:stroke-width="0.028in" svg:stroke-color="#000000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16" style:family="graphic">
      <style:graphic-properties draw:stroke="solid" svg:stroke-width="0.028in" svg:stroke-color="#000000" svg:stroke-linecap="butt" draw:fill="solid" draw:fill-color="#a6a6a6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gr17" style:family="graphic">
      <style:graphic-properties draw:stroke="none" svg:stroke-width="0.028in" svg:stroke-linecap="butt" draw:fill="solid" draw:fill-color="#f8e7b6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8" style:family="graphic">
      <style:graphic-properties draw:stroke="solid" svg:stroke-width="0.028in" svg:stroke-color="#000000" svg:stroke-linecap="butt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19" style:family="graphic">
      <style:graphic-properties draw:stroke="solid" svg:stroke-width="0.028in" svg:stroke-color="#000000" svg:stroke-linecap="butt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20" style:family="graphic">
      <style:graphic-properties draw:stroke="none" svg:stroke-width="0.028in" svg:stroke-linecap="butt" draw:fill="solid" draw:fill-color="#a6a6a6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21" style:family="graphic">
      <style:graphic-properties draw:stroke="solid" svg:stroke-width="0.028in" svg:stroke-color="#000000" svg:stroke-linecap="butt" draw:fill="solid" draw:fill-color="#fac09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gr22" style:family="graphic">
      <style:graphic-properties draw:stroke="solid" svg:stroke-width="0.0311in" svg:stroke-color="#000000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style:paragraph-properties fo:margin-top="0in" fo:margin-bottom="0in" fo:line-height="100%"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b7dee8"/>
      <style:paragraph-properties fo:text-align="start"/>
      <style:text-properties fo:font-size="18pt"/>
    </style:style>
    <style:style style:name="P6" style:family="paragraph">
      <loext:graphic-properties draw:fill="hatch" draw:fill-color="#ffff00" draw:fill-hatch-name="Red_20_90_20_Degrees_20_Crossed_20_2" draw:fill-hatch-solid="true"/>
      <style:paragraph-properties fo:text-align="start"/>
      <style:text-properties fo:font-size="18pt"/>
    </style:style>
    <style:style style:name="P7" style:family="paragraph">
      <loext:graphic-properties draw:fill="solid" draw:fill-color="#ddd9c3"/>
      <style:paragraph-properties fo:text-align="start"/>
      <style:text-properties fo:font-size="18pt"/>
    </style:style>
    <style:style style:name="P8" style:family="paragraph">
      <loext:graphic-properties draw:fill="solid" draw:fill-color="#e6b9b8"/>
      <style:paragraph-properties fo:text-align="start"/>
      <style:text-properties fo:font-size="18pt"/>
    </style:style>
    <style:style style:name="P9" style:family="paragraph">
      <loext:graphic-properties draw:fill="hatch" draw:fill-color="#ffffff" draw:fill-hatch-name="Red_20_90_20_Degrees_20_Crossed_20_3" draw:fill-hatch-solid="true"/>
      <style:paragraph-properties fo:text-align="start"/>
      <style:text-properties fo:font-size="18pt"/>
    </style:style>
    <style:style style:name="P10" style:family="paragraph">
      <loext:graphic-properties draw:fill="solid" draw:fill-color="#a6a6a6"/>
      <style:paragraph-properties fo:text-align="start"/>
      <style:text-properties fo:font-size="18pt"/>
    </style:style>
    <style:style style:name="P11" style:family="paragraph">
      <loext:graphic-properties draw:fill="solid" draw:fill-color="#ccc1da"/>
      <style:paragraph-properties fo:text-align="start"/>
      <style:text-properties fo:font-size="18pt"/>
    </style:style>
    <style:style style:name="P12" style:family="paragraph">
      <loext:graphic-properties draw:fill="hatch" draw:fill-color="#ffff00" draw:fill-hatch-name="Red_20_90_20_Degrees_20_Crossed_20_1" draw:fill-hatch-solid="true"/>
      <style:paragraph-properties fo:text-align="start"/>
      <style:text-properties fo:font-size="18pt"/>
    </style:style>
    <style:style style:name="P13" style:family="paragraph">
      <loext:graphic-properties draw:fill="solid" draw:fill-color="#f8e7b6"/>
      <style:paragraph-properties fo:text-align="start"/>
      <style:text-properties fo:font-size="18pt"/>
    </style:style>
    <style:style style:name="P14" style:family="paragraph">
      <loext:graphic-properties draw:fill="solid" draw:fill-color="#d7e4bd"/>
      <style:paragraph-properties fo:text-align="start"/>
      <style:text-properties fo:font-size="18pt"/>
    </style:style>
    <style:style style:name="P15" style:family="paragraph">
      <loext:graphic-properties draw:fill="solid" draw:fill-color="#fcd5b5"/>
      <style:paragraph-properties fo:text-align="start"/>
      <style:text-properties fo:font-size="18pt"/>
    </style:style>
    <style:style style:name="P16" style:family="paragraph">
      <loext:graphic-properties draw:fill="solid" draw:fill-color="#a6a6a6"/>
      <style:paragraph-properties fo:margin-top="0in" fo:margin-bottom="0in" fo:line-height="100%" fo:text-align="center"/>
      <style:text-properties fo:font-size="18pt"/>
    </style:style>
    <style:style style:name="P17" style:family="paragraph">
      <loext:graphic-properties draw:fill="solid" draw:fill-color="#d9d9d9"/>
      <style:paragraph-properties fo:text-align="start"/>
      <style:text-properties fo:font-size="18pt"/>
    </style:style>
    <style:style style:name="P18" style:family="paragraph">
      <loext:graphic-properties draw:fill="solid" draw:fill-color="#fac090"/>
      <style:paragraph-properties fo:text-align="start"/>
      <style:text-properties fo:font-size="18pt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fo:font-size="100pt" fo:letter-spacing="normal" fo:language="en" fo:country="US" fo:font-style="normal" style:text-underline-style="none" fo:font-weight="bold" style:font-size-asian="100pt" style:font-style-asian="normal" style:font-weight-asian="bold" style:font-size-complex="10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'Arial Black'" style:font-family-generic="swiss" style:font-pitch="variable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'Arial Black'" style:font-family-generic="swiss" style:font-pitch="variable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6pt" fo:letter-spacing="normal" fo:language="en" fo:country="US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'Arial Black'" style:font-family-generic="swiss" style:font-pitch="variable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family="'Arial Black'" style:font-family-generic="swiss" style:font-pitch="variable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7pt" fo:letter-spacing="normal" fo:language="en" fo:country="US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family="'Arial Black'" style:font-family-generic="swiss" style:font-pitch="variabl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yout All PCI" table:style-name="ta1" table:print-ranges="'Layout All PCI'.A1:'Layout All PCI'.FM269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2"/>
          <table:table-cell>
            <draw:custom-shape draw:z-index="178" draw:name="Rectangle 246" draw:style-name="gr1" draw:text-style-name="P2" svg:width="13.5413in" svg:height="1.6386in" svg:x="0.0417in" svg:y="0.1043in">
              <text:p text:style-name="P1"><text:span text:style-name="T1">LAYOUT ALL PCI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7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'Layout All PCI'.Z22" table:end-x="0.1185in" table:end-y="0.0701in" draw:z-index="190" draw:name="TextBox 258" draw:style-name="gr2" draw:text-style-name="P4" svg:width="2.748in" svg:height="0.6665in" svg:x="0.0161in" svg:y="0.0705in">
              <text:p text:style-name="P3"><text:span text:style-name="T2">PRODU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number-columns-repeated="7"/>
          <table:table-cell>
            <draw:custom-shape table:end-cell-address="'Layout All PCI'.J21" table:end-x="0.1484in" table:end-y="0.1657in" draw:z-index="184" draw:name="Rectangle 252" draw:style-name="gr3" draw:text-style-name="P5" svg:width="0.4917in" svg:height="0.4882in" svg:x="0.0094in" svg:y="0.010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  <table:table-cell>
            <draw:custom-shape table:end-cell-address="'Layout All PCI'.BS25" table:end-x="0.1488in" table:end-y="0.0209in" draw:z-index="174" draw:name="TextBox 242" draw:style-name="gr2" draw:text-style-name="P2" svg:width="2.4118in" svg:height="0.8646in" svg:x="0.0299in" svg:y="0.1563in">
              <text:p text:style-name="P1"><text:span text:style-name="T3">DORM ADIDAS</text:span></text:p>
              <text:p text:style-name="P1"><text:span text:style-name="T3">BLOK 1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3"/>
          <table:table-cell>
            <draw:custom-shape table:end-cell-address="'Layout All PCI'.CH25" table:end-x="0.0091in" table:end-y="0.0209in" draw:z-index="172" draw:name="TextBox 240" draw:style-name="gr2" draw:text-style-name="P2" svg:width="2.4173in" svg:height="0.8646in" svg:x="0.0614in" svg:y="0.1563in">
              <text:p text:style-name="P1"><text:span text:style-name="T3">DORM ADIDAS</text:span></text:p>
              <text:p text:style-name="P1"><text:span text:style-name="T3">BLOK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2"/>
        </table:table-row>
        <table:table-row table:style-name="ro1">
          <table:table-cell table:number-columns-repeated="54"/>
          <table:table-cell>
            <draw:custom-shape table:end-cell-address="'Layout All PCI'.DY21" table:end-x="0.0323in" table:end-y="0.1094in" draw:z-index="179" draw:name="Rectangle 247" draw:style-name="gr4" draw:text-style-name="P6" svg:width="12.9295in" svg:height="0.1819in" draw:transform="rotate (-1.5707963267949) translate (0.155511811023622in 0.0940944881889764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BR24" table:end-x="0.1598in" table:end-y="0.0933in" draw:z-index="73" draw:name="Rectangle 141" draw:style-name="gr5" draw:text-style-name="P7" svg:width="2.1201in" svg:height="0.6661in" svg:x="0.1563in" svg:y="0.093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4"/>
          <table:table-cell>
            <draw:custom-shape table:end-cell-address="'Layout All PCI'.CG24" table:end-x="0.0138in" table:end-y="0.0933in" draw:z-index="72" draw:name="Rectangle 140" draw:style-name="gr5" draw:text-style-name="P7" svg:width="2.1201in" svg:height="0.6661in" svg:x="0.0102in" svg:y="0.093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6"/>
          <table:table-cell>
            <draw:custom-shape table:end-cell-address="'Layout All PCI'.FE47" table:end-x="0.0972in" table:end-y="0.0843in" draw:z-index="115" draw:name="Rectangle 183" draw:style-name="gr6" draw:text-style-name="P8" svg:width="10.8469in" svg:height="4.4906in" svg:x="0.0102in" svg:y="0.093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  <table:table-cell>
            <draw:custom-shape table:end-cell-address="'Layout All PCI'.FG182" table:end-x="0.176in" table:end-y="0.1354in" draw:z-index="116" draw:name="Rectangle 184" draw:style-name="gr7" draw:text-style-name="P9" svg:width="0.4244in" svg:height="27.0441in" svg:x="0.1043in" svg:y="0.091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FH182" table:end-x="0.072in" table:end-y="0.1354in" draw:z-index="117" draw:name="Rectangle 185" draw:style-name="gr7" draw:text-style-name="P9" svg:width="0.072in" svg:height="27.0441in" svg:x="0in" svg:y="0.091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FM187" table:end-x="0.0906in" table:end-y="0.063in" draw:z-index="118" draw:name="Rectangle 186" draw:style-name="gr8" draw:text-style-name="P10" svg:width="0.8953in" svg:height="27.8051in" svg:x="0.0772in" svg:y="0.091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0"/>
        </table:table-row>
        <table:table-row table:style-name="ro1">
          <table:table-cell table:number-columns-repeated="165"/>
          <table:table-cell>
            <draw:line table:end-cell-address="'Layout All PCI'.FJ185" table:end-x="0.1539in" table:end-y="0.0634in" draw:z-index="124" draw:name="Straight Connector 192" draw:style-name="gr9" draw:text-style-name="P4" svg:x1="0.1539in" svg:y1="0.1268in" svg:x2="0.1539in" svg:y2="27.3969in">
              <text:p/>
            </draw:line>
          </table:table-cell>
          <table:table-cell table:number-columns-repeated="85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'Layout All PCI'.Z27" table:end-x="0.1185in" table:end-y="0.0846in" draw:z-index="191" draw:name="TextBox 259" draw:style-name="gr2" draw:text-style-name="P4" svg:width="2.748in" svg:height="0.6661in" svg:x="0.0161in" svg:y="0.085in">
              <text:p text:style-name="P3"><text:span text:style-name="T2">SUBCOUN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number-columns-repeated="7"/>
          <table:table-cell>
            <draw:custom-shape table:end-cell-address="'Layout All PCI'.J26" table:end-x="0.1484in" table:end-y="0.1657in" draw:z-index="185" draw:name="Rectangle 253" draw:style-name="gr10" draw:text-style-name="P11" svg:width="0.4917in" svg:height="0.4886in" svg:x="0.0094in" svg:y="0.010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57"/>
          <table:table-cell>
            <draw:custom-shape table:end-cell-address="'Layout All PCI'.BR29" table:end-x="0.1598in" table:end-y="0.1559in" draw:z-index="71" draw:name="Rectangle 139" draw:style-name="gr5" draw:text-style-name="P7" svg:width="2.1201in" svg:height="0.6661in" svg:x="0.1563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BS30" table:end-x="0.1488in" table:end-y="0.0831in" draw:z-index="173" draw:name="TextBox 241" draw:style-name="gr2" draw:text-style-name="P2" svg:width="2.4118in" svg:height="0.8642in" svg:x="0.0299in" svg:y="0.052in">
              <text:p text:style-name="P1"><text:span text:style-name="T3">DORM ADIDAS</text:span></text:p>
              <text:p text:style-name="P1"><text:span text:style-name="T3">BLOK 1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3"/>
          <table:table-cell>
            <draw:custom-shape table:end-cell-address="'Layout All PCI'.CH30" table:end-x="0.0091in" table:end-y="0.0831in" draw:z-index="171" draw:name="TextBox 239" draw:style-name="gr2" draw:text-style-name="P2" svg:width="2.4173in" svg:height="0.8642in" svg:x="0.0614in" svg:y="0.052in">
              <text:p text:style-name="P1"><text:span text:style-name="T3">DORM ADIDAS</text:span></text:p>
              <text:p text:style-name="P1"><text:span text:style-name="T3">BLOK 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Layout All PCI'.CG29" table:end-x="0.0138in" table:end-y="0.1559in" draw:z-index="70" draw:name="Rectangle 138" draw:style-name="gr5" draw:text-style-name="P7" svg:width="2.1201in" svg:height="0.6661in" svg:x="0.0102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7"/>
          <table:table-cell>
            <draw:custom-shape table:end-cell-address="'Layout All PCI'.EI27" table:end-x="0.1173in" table:end-y="0.1232in" draw:z-index="111" draw:name="Rectangle 179" draw:style-name="gr4" draw:text-style-name="P6" svg:width="8.9567in" svg:height="0.0843in" draw:transform="rotate (-1.5707963267949) translate (0.156299212598425in 0.0389763779527559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CL27" table:end-x="0.0843in" table:end-y="0.0713in" draw:z-index="112" draw:name="Rectangle 180" draw:style-name="gr11" draw:text-style-name="P12" svg:width="0.3654in" svg:height="0.0713in" svg:x="0.0717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Layout All PCI'.CS52" table:end-x="0.1469in" table:end-y="0.0811in" draw:z-index="55" draw:name="Rectangle 103" draw:style-name="gr12" draw:text-style-name="P13" svg:width="1.3in" svg:height="4.248in" svg:x="0.0815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Layout All PCI'.CU27" table:end-x="0.1689in" table:end-y="0.0713in" draw:z-index="113" draw:name="Rectangle 181" draw:style-name="gr11" draw:text-style-name="P12" svg:width="0.3654in" svg:height="0.0713in" svg:x="0.1563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EU27" table:end-x="0.0035in" table:end-y="0.0913in" draw:z-index="110" draw:name="Rectangle 178" draw:style-name="gr4" draw:text-style-name="P6" svg:width="8.9996in" svg:height="0.0913in" draw:transform="rotate (-1.5707963267949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4"/>
        </table:table-row>
        <table:table-row table:style-name="ro1">
          <table:table-cell table:number-columns-repeated="7"/>
          <table:table-cell>
            <draw:custom-shape table:end-cell-address="'Layout All PCI'.J31" table:end-x="0.1484in" table:end-y="0.1413in" draw:z-index="186" draw:name="Rectangle 254" draw:style-name="gr13" draw:text-style-name="P14" svg:width="0.4917in" svg:height="0.478in" svg:x="0.0094in" svg:y="0.1634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Z32" table:end-x="0.1185in" table:end-y="0.0701in" draw:z-index="192" draw:name="TextBox 260" draw:style-name="gr2" draw:text-style-name="P4" svg:width="2.748in" svg:height="0.6661in" svg:x="0.0161in" svg:y="0.0705in">
              <text:p text:style-name="P3"><text:span text:style-name="T2">OFFI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8"/>
          <table:table-cell>
            <draw:custom-shape table:end-cell-address="'Layout All PCI'.EK36" table:end-x="0.0776in" table:end-y="0.0319in" draw:z-index="177" draw:name="TextBox 245" draw:style-name="gr2" draw:text-style-name="P2" svg:width="3.9059in" svg:height="0.7803in" svg:x="0.052in" svg:y="0.0846in">
              <text:p text:style-name="P1"><text:span text:style-name="T2">NIKE FACTOR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5"/>
        </table:table-row>
        <table:table-row table:style-name="ro1">
          <table:table-cell table:number-columns-repeated="58"/>
          <table:table-cell>
            <draw:custom-shape table:end-cell-address="'Layout All PCI'.CG36" table:end-x="0.1594in" table:end-y="0.1559in" draw:z-index="69" draw:name="Rectangle 137" draw:style-name="gr5" draw:text-style-name="P7" svg:width="4.652in" svg:height="0.6661in" svg:x="0.0937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'Layout All PCI'.CA37" table:end-x="0.1039in" table:end-y="0.0831in" draw:z-index="170" draw:name="TextBox 238" draw:style-name="gr2" draw:text-style-name="P2" svg:width="2.422in" svg:height="0.8646in" svg:x="0.1516in" svg:y="0.052in">
              <text:p text:style-name="P1"><text:span text:style-name="T3">DORM ADIDAS</text:span></text:p>
              <text:p text:style-name="P1"><text:span text:style-name="T3">BLOK 2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10"/>
          <table:table-cell>
            <draw:custom-shape table:end-cell-address="'Layout All PCI'.AE37" table:end-x="0.0295in" table:end-y="0.0996in" draw:z-index="193" draw:name="TextBox 261" draw:style-name="gr2" draw:text-style-name="P4" svg:width="3.5409in" svg:height="0.6665in" svg:x="0.0161in" svg:y="0.1in">
              <text:p text:style-name="P3"><text:span text:style-name="T2">NON PRODUC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number-columns-repeated="7"/>
          <table:table-cell>
            <draw:custom-shape table:end-cell-address="'Layout All PCI'.J36" table:end-x="0.1484in" table:end-y="0.163in" draw:z-index="187" draw:name="Rectangle 255" draw:style-name="gr12" draw:text-style-name="P13" svg:width="0.4917in" svg:height="0.4882in" svg:x="0.0094in" svg:y="0.007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'Layout All PCI'.J41" table:end-x="0.1484in" table:end-y="0.1378in" draw:z-index="188" draw:name="Rectangle 256" draw:style-name="gr5" draw:text-style-name="P7" svg:width="0.4917in" svg:height="0.478in" svg:x="0.0094in" svg:y="0.1598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AE42" table:end-x="0.0295in" table:end-y="0.0846in" draw:z-index="194" draw:name="TextBox 262" draw:style-name="gr2" draw:text-style-name="P4" svg:width="3.5409in" svg:height="0.6661in" svg:x="0.0161in" svg:y="0.085in">
              <text:p text:style-name="P3"><text:span text:style-name="T2">DORMITOR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number-columns-repeated="58"/>
          <table:table-cell>
            <draw:custom-shape table:end-cell-address="'Layout All PCI'.CG43" table:end-x="0.1594in" table:end-y="0.1559in" draw:z-index="68" draw:name="Rectangle 136" draw:style-name="gr5" draw:text-style-name="P7" svg:width="4.652in" svg:height="0.6665in" svg:x="0.0937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'Layout All PCI'.CA44" table:end-x="0.1039in" table:end-y="0.0831in" draw:z-index="169" draw:name="TextBox 237" draw:style-name="gr2" draw:text-style-name="P2" svg:width="2.422in" svg:height="0.8646in" svg:x="0.1516in" svg:y="0.052in">
              <text:p text:style-name="P1"><text:span text:style-name="T3">DORM ADIDAS</text:span></text:p>
              <text:p text:style-name="P1"><text:span text:style-name="T3">BLOK 2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'Layout All PCI'.AE47" table:end-x="0.0295in" table:end-y="0.0701in" draw:z-index="195" draw:name="TextBox 263" draw:style-name="gr2" draw:text-style-name="P4" svg:width="3.5409in" svg:height="0.6661in" svg:x="0.0161in" svg:y="0.0705in">
              <text:p text:style-name="P3"><text:span text:style-name="T2">MOSQU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7"/>
          <table:table-cell>
            <draw:custom-shape table:end-cell-address="'Layout All PCI'.CG47" table:end-x="0.1594in" table:end-y="0.1559in" draw:z-index="67" draw:name="Rectangle 135" draw:style-name="gr5" draw:text-style-name="P7" svg:width="4.652in" svg:height="0.6661in" svg:x="0.0937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'Layout All PCI'.CA48" table:end-x="0.1039in" table:end-y="0.0728in" draw:z-index="168" draw:name="TextBox 236" draw:style-name="gr2" draw:text-style-name="P2" svg:width="2.422in" svg:height="0.8642in" svg:x="0.1516in" svg:y="0.0417in">
              <text:p text:style-name="P1"><text:span text:style-name="T3">DORM ADIDAS</text:span></text:p>
              <text:p text:style-name="P1"><text:span text:style-name="T3">BLOK 2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7"/>
          <table:table-cell>
            <draw:custom-shape table:end-cell-address="'Layout All PCI'.J46" table:end-x="0.1484in" table:end-y="0.152in" draw:z-index="189" draw:name="Rectangle 257" draw:style-name="gr14" draw:text-style-name="P15" svg:width="0.4917in" svg:height="0.4846in" svg:x="0.0094in" svg:y="0.0008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9"/>
          <table:table-cell>
            <draw:custom-shape table:end-cell-address="'Layout All PCI'.FE48" table:end-x="0.0976in" table:end-y="0.0736in" draw:z-index="109" draw:name="Rectangle 177" draw:style-name="gr11" draw:text-style-name="P12" svg:width="10.8508in" svg:height="0.1579in" svg:x="0.0067in" svg:y="0.082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4"/>
        </table:table-row>
        <table:table-row table:style-name="ro1">
          <table:table-cell table:number-columns-repeated="10"/>
          <table:table-cell>
            <draw:custom-shape table:end-cell-address="'Layout All PCI'.AE52" table:end-x="0.0295in" table:end-y="0.0701in" draw:z-index="197" draw:name="TextBox 265" draw:style-name="gr2" draw:text-style-name="P4" svg:width="3.5409in" svg:height="0.6665in" svg:x="0.0161in" svg:y="0.0705in">
              <text:p text:style-name="P3"><text:span text:style-name="T2">NIKE FACTOR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number-columns-repeated="7"/>
          <table:table-cell>
            <draw:custom-shape table:end-cell-address="'Layout All PCI'.J51" table:end-x="0.1484in" table:end-y="0.152in" draw:z-index="196" draw:name="Rectangle 264" draw:style-name="gr6" draw:text-style-name="P8" svg:width="0.4917in" svg:height="0.4846in" svg:x="0.0094in" svg:y="0.0004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1"/>
          <table:table-cell>
            <draw:custom-shape table:end-cell-address="'Layout All PCI'.DE57" table:end-x="0.0264in" table:end-y="0.065in" draw:z-index="175" draw:name="TextBox 243" draw:style-name="gr2" draw:text-style-name="P2" svg:width="3.2886in" svg:height="1.2937in" draw:transform="rotate (1.5707963267949) translate (0.0893700787401575in 0.104330708661417in)">
              <text:p text:style-name="P1"><text:span text:style-name="T2">WAREHOUSE</text:span></text:p>
              <text:p text:style-name="P1"><text:span text:style-name="T2">ENGINEER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  <table:table-cell>
            <draw:g table:end-cell-address="'Layout All PCI'.CZ76" table:end-x="0.0213in" table:end-y="0.1665in" draw:z-index="53" draw:name="Group 93">
              <draw:line draw:name="Straight Connector 94" draw:style-name="gr15" draw:text-style-name="P4" svg:x1="0.1579in" svg:y1="0.1724in" svg:x2="0.8957in" svg:y2="0.1724in">
                <text:p/>
              </draw:line>
              <draw:line draw:name="Straight Connector 95" draw:style-name="gr15" draw:text-style-name="P4" svg:x1="0.8878in" svg:y1="0.1579in" svg:x2="0.8878in" svg:y2="3.3327in">
                <text:p/>
              </draw:line>
              <draw:line draw:name="Straight Connector 96" draw:style-name="gr15" draw:text-style-name="P4" svg:x1="0.6236in" svg:y1="3.3398in" svg:x2="0.6236in" svg:y2="4.6665in">
                <text:p/>
              </draw:line>
              <draw:line draw:name="Straight Connector 97" draw:style-name="gr15" draw:text-style-name="P4" svg:x1="0.1579in" svg:y1="4.661in" svg:x2="0.6315in" svg:y2="4.661in">
                <text:p/>
              </draw:line>
              <draw:line draw:name="Straight Connector 98" draw:style-name="gr15" draw:text-style-name="P4" svg:x1="0.6083in" svg:y1="3.3327in" svg:x2="0.9031in" svg:y2="3.3327in">
                <text:p/>
              </draw:line>
              <draw:line draw:name="Straight Connector 99" draw:style-name="gr15" draw:text-style-name="P4" svg:x1="0.1657in" svg:y1="0.165in" svg:x2="0.1657in" svg:y2="4.6665in">
                <text:p/>
              </draw:line>
            </draw:g>
          </table:table-cell>
          <table:table-cell>
            <draw:custom-shape table:end-cell-address="'Layout All PCI'.CW51" table:end-x="0.0272in" table:end-y="0.0657in" draw:z-index="114" draw:name="Rectangle 182" draw:style-name="gr16" draw:text-style-name="P16" svg:width="0.0165in" svg:height="0.072in" draw:transform="rotate (-3.14159265358979) translate (0.0437007874015748in 0.159842519685039in)">
              <text:p text:style-name="P1"><text:span text:style-name="T4">GATE</text:span></text:p>
              <draw:enhanced-geometry draw:mirror-horizontal="tru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4"/>
        </table:table-row>
        <table:table-row table:style-name="ro1">
          <table:table-cell table:number-columns-repeated="64"/>
          <table:table-cell>
            <draw:custom-shape table:end-cell-address="'Layout All PCI'.CA55" table:end-x="0.1039in" table:end-y="0.1146in" draw:z-index="167" draw:name="TextBox 235" draw:style-name="gr2" draw:text-style-name="P2" svg:width="2.422in" svg:height="0.8646in" svg:x="0.1516in" svg:y="0.0835in">
              <text:p text:style-name="P1"><text:span text:style-name="T3">DORM ADIDAS</text:span></text:p>
              <text:p text:style-name="P1"><text:span text:style-name="T3">BLOK 2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7"/>
          <table:table-cell>
            <draw:custom-shape table:end-cell-address="'Layout All PCI'.DQ54" table:end-x="0.1051in" table:end-y="0.0161in" draw:z-index="181" draw:name="Rectangle 249" draw:style-name="gr17" draw:text-style-name="P13" svg:width="3.1264in" svg:height="0.6555in" draw:transform="rotate (-1.5707963267949) translate (0.153937007874016in 0.027165354330708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Layout All PCI'.EQ57" table:end-x="0.0803in" table:end-y="0.1598in" draw:z-index="50" draw:name="Rectangle 88" draw:style-name="gr3" draw:text-style-name="P5" svg:width="6.9598in" svg:height="1.3185in" svg:x="0in" svg:y="0.007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8"/>
          <table:table-cell>
            <draw:custom-shape table:end-cell-address="'Layout All PCI'.FE50" table:end-x="0.1146in" table:end-y="0.0787in" draw:z-index="106" draw:name="Rectangle 174" draw:style-name="gr11" draw:text-style-name="P12" svg:width="2.4941in" svg:height="0.0724in" svg:x="0.0898in" svg:y="0.00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>
            <draw:custom-shape table:end-cell-address="'Layout All PCI'.FE51" table:end-x="0.1146in" table:end-y="0.1673in" draw:z-index="108" draw:name="Rectangle 176" draw:style-name="gr18" draw:text-style-name="P4" svg:width="0.628in" svg:height="0.2406in" svg:x="0.0157in" svg:y="0.093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6"/>
        </table:table-row>
        <table:table-row table:style-name="ro1">
          <table:table-cell table:number-columns-repeated="58"/>
          <table:table-cell>
            <draw:custom-shape table:end-cell-address="'Layout All PCI'.CG54" table:end-x="0.1594in" table:end-y="0.1661in" draw:z-index="66" draw:name="Rectangle 134" draw:style-name="gr5" draw:text-style-name="P7" svg:width="4.652in" svg:height="0.6661in" svg:x="0.0937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  <table:table-cell>
            <draw:custom-shape table:end-cell-address="'Layout All PCI'.EE56" table:end-x="0.0059in" table:end-y="0.0319in" draw:z-index="147" draw:name="TextBox 215" draw:style-name="gr2" draw:text-style-name="P2" svg:width="2.6157in" svg:height="0.7807in" svg:x="0.0358in" svg:y="0.0846in">
              <text:p text:style-name="P1"><text:span text:style-name="T2">BUILDING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7"/>
          <table:table-cell>
            <draw:custom-shape table:end-cell-address="'Layout All PCI'.FC53" table:end-x="0.1374in" table:end-y="0.0591in" draw:z-index="107" draw:name="Rectangle 175" draw:style-name="gr16" draw:text-style-name="P16" svg:width="0.1528in" svg:height="0.072in" draw:transform="rotate (-3.14159265358979) translate (0.161023622047244in -0.012992125984252in)">
              <text:p text:style-name="P1"><text:span text:style-name="T4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6"/>
        </table:table-row>
        <table:table-row table:style-name="ro1">
          <table:table-cell table:number-columns-repeated="89"/>
          <table:table-cell>
            <draw:custom-shape table:end-cell-address="'Layout All PCI'.CS80" table:end-x="0.1469in" table:end-y="0.1626in" draw:z-index="33" draw:name="Rectangle 59" draw:style-name="gr12" draw:text-style-name="P13" svg:width="1.3in" svg:height="4.7476in" svg:x="0.0815in" svg:y="0.0815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6"/>
          <table:table-cell>
            <draw:custom-shape table:end-cell-address="'Layout All PCI'.FE53" table:end-x="0.1142in" table:end-y="0.1039in" draw:z-index="52" draw:name="Rectangle 92" draw:style-name="gr19" draw:text-style-name="P17" svg:width="0.811in" svg:height="0.2705in" svg:x="0.0087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7"/>
        </table:table-row>
        <table:table-row table:style-name="ro1">
          <table:table-cell table:number-columns-repeated="157"/>
          <table:table-cell>
            <draw:custom-shape table:end-cell-address="'Layout All PCI'.GL54" table:end-x="0.035in" table:end-y="0.1126in" draw:z-index="80" draw:name="Rectangle 148" draw:style-name="gr4" draw:text-style-name="P6" svg:width="6.2224in" svg:height="0.1618in" draw:transform="rotate (-1.5707963267949) translate (0.16259842519685in 0.117322834645669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6"/>
        </table:table-row>
        <table:table-row table:style-name="ro1">
          <table:table-cell table:number-columns-repeated="64"/>
          <table:table-cell>
            <draw:custom-shape table:end-cell-address="'Layout All PCI'.CA59" table:end-x="0.1039in" table:end-y="0.1039in" draw:z-index="166" draw:name="TextBox 234" draw:style-name="gr2" draw:text-style-name="P2" svg:width="2.422in" svg:height="0.8646in" svg:x="0.1516in" svg:y="0.0728in">
              <text:p text:style-name="P1"><text:span text:style-name="T3">DORM ADIDAS</text:span></text:p>
              <text:p text:style-name="P1"><text:span text:style-name="T3">BLOK 2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58"/>
          <table:table-cell>
            <draw:custom-shape table:end-cell-address="'Layout All PCI'.CG58" table:end-x="0.1594in" table:end-y="0.1661in" draw:z-index="65" draw:name="Rectangle 133" draw:style-name="gr5" draw:text-style-name="P7" svg:width="4.652in" svg:height="0.6661in" svg:x="0.0937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157"/>
          <table:table-cell>
            <draw:custom-shape table:end-cell-address="'Layout All PCI'.FC60" table:end-x="0.1476in" table:end-y="0.0083in" draw:z-index="105" draw:name="Rectangle 173" draw:style-name="gr16" draw:text-style-name="P16" svg:width="0.0063in" svg:height="0.0091in" draw:transform="rotate (-3.14159265358979) translate (0.153937007874016in 0.165748031496063in)">
              <text:p text:style-name="P1"><text:span text:style-name="T4">GATE</text:span></text:p>
              <draw:enhanced-geometry draw:mirror-horizontal="tru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4"/>
          <table:table-cell>
            <draw:custom-shape table:end-cell-address="'Layout All PCI'.CA66" table:end-x="0.1039in" table:end-y="0.1039in" draw:z-index="165" draw:name="TextBox 233" draw:style-name="gr2" draw:text-style-name="P2" svg:width="2.422in" svg:height="0.8642in" svg:x="0.1516in" svg:y="0.0728in">
              <text:p text:style-name="P1"><text:span text:style-name="T3">DORM ADIDAS</text:span></text:p>
              <text:p text:style-name="P1"><text:span text:style-name="T3">BLOK 3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2"/>
          <table:table-cell>
            <draw:custom-shape table:end-cell-address="'Layout All PCI'.EQ69" table:end-x="0.0803in" table:end-y="0.0878in" draw:z-index="49" draw:name="Rectangle 87" draw:style-name="gr3" draw:text-style-name="P5" svg:width="6.9598in" svg:height="1.3165in" svg:x="0in" svg:y="0.104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6"/>
        </table:table-row>
        <table:table-row table:style-name="ro1">
          <table:table-cell table:number-columns-repeated="58"/>
          <table:table-cell>
            <draw:custom-shape table:end-cell-address="'Layout All PCI'.CG65" table:end-x="0.1594in" table:end-y="0.1661in" draw:z-index="64" draw:name="Rectangle 132" draw:style-name="gr5" draw:text-style-name="P7" svg:width="4.652in" svg:height="0.6661in" svg:x="0.0937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119"/>
          <table:table-cell>
            <draw:custom-shape table:end-cell-address="'Layout All PCI'.EE67" table:end-x="0.0059in" table:end-y="0.1642in" draw:z-index="146" draw:name="TextBox 214" draw:style-name="gr2" draw:text-style-name="P2" svg:width="2.6157in" svg:height="0.7846in" svg:x="0.0358in" svg:y="0.0465in">
              <text:p text:style-name="P1"><text:span text:style-name="T2">BUILDING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4"/>
          <table:table-cell>
            <draw:custom-shape table:end-cell-address="'Layout All PCI'.CA70" table:end-x="0.1039in" table:end-y="0.0937in" draw:z-index="164" draw:name="TextBox 232" draw:style-name="gr2" draw:text-style-name="P2" svg:width="2.422in" svg:height="0.8646in" svg:x="0.1516in" svg:y="0.0626in">
              <text:p text:style-name="P1"><text:span text:style-name="T3">DORM ADIDAS</text:span></text:p>
              <text:p text:style-name="P1"><text:span text:style-name="T3">BLOK 3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10"/>
          <table:table-cell>
            <draw:custom-shape table:end-cell-address="'Layout All PCI'.DS69" table:end-x="0.0016in" table:end-y="0.0197in" draw:z-index="1" draw:name="Rectangle 1" draw:style-name="gr8" draw:text-style-name="P10" svg:width="19.748in" svg:height="0.5197in" draw:transform="rotate (-1.5707963267949) translate (0.00905511811023622in 0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Y67" table:end-x="0.0051in" table:end-y="0.0055in" draw:z-index="97" draw:name="Rectangle 165" draw:style-name="gr11" draw:text-style-name="P12" svg:width="2.4547in" svg:height="0.1594in" svg:x="0.0197in" svg:y="0.01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7"/>
          <table:table-cell>
            <draw:custom-shape table:end-cell-address="'Layout All PCI'.CG69" table:end-x="0.1594in" table:end-y="0.1661in" draw:z-index="63" draw:name="Rectangle 131" draw:style-name="gr5" draw:text-style-name="P7" svg:width="4.652in" svg:height="0.6661in" svg:x="0.0937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8"/>
          <table:table-cell>
            <draw:line table:end-cell-address="'Layout All PCI'.I184" table:end-x="0.0827in" table:end-y="0.0244in" draw:z-index="126" draw:name="Straight Connector 194" draw:style-name="gr9" draw:text-style-name="P4" svg:x1="0.0827in" svg:y1="0.061in" svg:x2="0.0827in" svg:y2="19.5244in">
              <text:p/>
            </draw:line>
          </table:table-cell>
          <table:table-cell table:number-columns-repeated="2"/>
          <table:table-cell>
            <draw:custom-shape table:end-cell-address="'Layout All PCI'.W97" table:end-x="0.0846in" table:end-y="0.152in" draw:z-index="42" draw:name="Rectangle 80" draw:style-name="gr12" draw:text-style-name="P13" svg:width="1.8646in" svg:height="4.9917in" svg:x="0.1602in" svg:y="0.16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AO68" table:end-x="0.0831in" table:end-y="0.0154in" draw:z-index="95" draw:name="Rectangle 163" draw:style-name="gr4" draw:text-style-name="P6" svg:width="5.1858in" svg:height="0.1689in" draw:transform="rotate (-1.5707963267949) translate (0.0125984251968504in 0.012992125984252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>
            <draw:custom-shape table:end-cell-address="'Layout All PCI'.BB68" table:end-x="0.0819in" table:end-y="0.0083in" draw:z-index="96" draw:name="Rectangle 164" draw:style-name="gr4" draw:text-style-name="P6" svg:width="5.2051in" svg:height="0.1618in" draw:transform="rotate (-1.5707963267949) translate (0.168503937007874in 0.012992125984252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4"/>
          <table:table-cell>
            <draw:custom-shape table:end-cell-address="'Layout All PCI'.DI72" table:end-x="0.1236in" table:end-y="0.1343in" draw:z-index="182" draw:name="TextBox 250" draw:style-name="gr2" draw:text-style-name="P2" svg:width="2.4701in" svg:height="0.8291in" draw:transform="rotate (1.5707963267949) translate (0.123228346456693in 0.138188976377953in)">
              <text:p text:style-name="P1"><text:span text:style-name="T2">BUILDING 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5"/>
        </table:table-row>
        <table:table-row table:style-name="ro1">
          <table:table-cell table:number-columns-repeated="101"/>
          <table:table-cell>
            <draw:custom-shape table:end-cell-address="'Layout All PCI'.DF71" table:end-x="0.0193in" table:end-y="0.0244in" draw:z-index="183" draw:name="Rectangle 251" draw:style-name="gr17" draw:text-style-name="P13" svg:width="1.3492in" svg:height="0.3976in" draw:transform="rotate (-1.5707963267949) translate (0.081496062992126in 0.12677165354330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0"/>
          <table:table-cell>
            <draw:g table:end-cell-address="'Layout All PCI'.FA83" table:end-x="0.072in" table:end-y="0.0878in" draw:z-index="51" draw:name="Group 89">
              <draw:custom-shape draw:name="Rectangle 90" draw:style-name="gr13" draw:text-style-name="P14" svg:width="1.1122in" svg:height="1.7335in" svg:x="0.0181in" svg:y="0.3543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1" draw:style-name="gr13" draw:text-style-name="P14" svg:width="0.3744in" svg:height="0.2083in" svg:x="0.4031in" svg:y="0.144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873"/>
        </table:table-row>
        <table:table-row table:style-name="ro1">
          <table:table-cell table:number-columns-repeated="64"/>
          <table:table-cell>
            <draw:custom-shape table:end-cell-address="'Layout All PCI'.CA77" table:end-x="0.1039in" table:end-y="0.1146in" draw:z-index="163" draw:name="TextBox 231" draw:style-name="gr2" draw:text-style-name="P2" svg:width="2.422in" svg:height="0.8646in" svg:x="0.1516in" svg:y="0.0835in">
              <text:p text:style-name="P1"><text:span text:style-name="T3">DORM ADIDAS</text:span></text:p>
              <text:p text:style-name="P1"><text:span text:style-name="T3">BLOK 3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58"/>
          <table:table-cell>
            <draw:custom-shape table:end-cell-address="'Layout All PCI'.CG77" table:end-x="0.1594in" table:end-y="0.0098in" draw:z-index="62" draw:name="Rectangle 130" draw:style-name="gr5" draw:text-style-name="P7" svg:width="4.652in" svg:height="0.6661in" svg:x="0.0937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1"/>
          <table:table-cell>
            <draw:custom-shape table:end-cell-address="'Layout All PCI'.DA78" table:end-x="0.1618in" table:end-y="0.0776in" draw:z-index="148" draw:name="TextBox 216" draw:style-name="gr2" draw:text-style-name="P2" svg:width="2.4701in" svg:height="0.8291in" draw:transform="rotate (1.5707963267949) translate (0.161023622047244in 0.081496062992126in)">
              <text:p text:style-name="P1"><text:span text:style-name="T2">CANT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"/>
          <table:table-cell>
            <draw:custom-shape table:end-cell-address="'Layout All PCI'.EQ80" table:end-x="0.0803in" table:end-y="0.1661in" draw:z-index="48" draw:name="Rectangle 86" draw:style-name="gr3" draw:text-style-name="P5" svg:width="6.9598in" svg:height="1.3165in" svg:x="0in" svg:y="0.01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6"/>
        </table:table-row>
        <table:table-row table:style-name="ro1">
          <table:table-cell table:number-columns-repeated="119"/>
          <table:table-cell>
            <draw:custom-shape table:end-cell-address="'Layout All PCI'.EE79" table:end-x="0.0059in" table:end-y="0.0508in" draw:z-index="145" draw:name="TextBox 213" draw:style-name="gr2" draw:text-style-name="P2" svg:width="2.6157in" svg:height="0.7807in" svg:x="0.0358in" svg:y="0.1035in">
              <text:p text:style-name="P1"><text:span text:style-name="T2">BUILDING 1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4"/>
          <table:table-cell>
            <draw:custom-shape table:end-cell-address="'Layout All PCI'.CA81" table:end-x="0.1039in" table:end-y="0.1039in" draw:z-index="162" draw:name="TextBox 230" draw:style-name="gr2" draw:text-style-name="P2" svg:width="2.422in" svg:height="0.8642in" svg:x="0.1516in" svg:y="0.0728in">
              <text:p text:style-name="P1"><text:span text:style-name="T3">DORM ADIDAS</text:span></text:p>
              <text:p text:style-name="P1"><text:span text:style-name="T3">BLOK 3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58"/>
          <table:table-cell>
            <draw:custom-shape table:end-cell-address="'Layout All PCI'.CG81" table:end-x="0.1594in" table:end-y="0.0098in" draw:z-index="61" draw:name="Rectangle 129" draw:style-name="gr5" draw:text-style-name="P7" svg:width="4.652in" svg:height="0.6661in" svg:x="0.0937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87"/>
          <table:table-cell>
            <draw:custom-shape table:end-cell-address="'Layout All PCI'.CL80" table:end-x="0.0866in" table:end-y="0.1594in" draw:z-index="56" draw:name="Rectangle 104" draw:style-name="gr12" draw:text-style-name="P13" svg:width="0.2831in" svg:height="0.3433in" svg:x="0.1563in" svg:y="0.149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>
            <draw:g table:end-cell-address="'Layout All PCI'.CY81" table:end-x="0.0811in" table:end-y="0.0091in" draw:z-index="54" draw:name="Group 100">
              <draw:custom-shape draw:name="Rectangle 101" draw:style-name="gr19" draw:text-style-name="P17" svg:width="0.2547in" svg:height="0.5004in" svg:x="0.0906in" svg:y="0.008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02" draw:style-name="gr19" draw:text-style-name="P17" svg:width="0.2547in" svg:height="0.5004in" svg:x="0.3555in" svg:y="0.008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9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4"/>
          <table:table-cell>
            <draw:custom-shape table:end-cell-address="'Layout All PCI'.CA88" table:end-x="0.1039in" table:end-y="0.1039in" draw:z-index="161" draw:name="TextBox 229" draw:style-name="gr2" draw:text-style-name="P2" svg:width="2.422in" svg:height="0.8646in" svg:x="0.1516in" svg:y="0.0728in">
              <text:p text:style-name="P1"><text:span text:style-name="T3">DORM ADIDAS</text:span></text:p>
              <text:p text:style-name="P1"><text:span text:style-name="T3">BLOK 3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5"/>
          <table:table-cell>
            <draw:custom-shape table:end-cell-address="'Layout All PCI'.FE88" table:end-x="0.0665in" table:end-y="0.0441in" draw:z-index="158" draw:name="TextBox 226" draw:style-name="gr2" draw:text-style-name="P2" svg:width="1.6783in" svg:height="0.8291in" draw:transform="rotate (-1.5707963267949) translate (0.151968503937008in 0.0484251968503937in)">
              <text:p text:style-name="P1"><text:span text:style-name="T5">TRAINING</text:span></text:p>
              <text:p text:style-name="P1"><text:span text:style-name="T5">CENTRE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73"/>
        </table:table-row>
        <table:table-row table:style-name="ro1">
          <table:table-cell table:number-columns-repeated="58"/>
          <table:table-cell>
            <draw:custom-shape table:end-cell-address="'Layout All PCI'.CG88" table:end-x="0.1594in" table:end-y="0.0098in" draw:z-index="60" draw:name="Rectangle 128" draw:style-name="gr5" draw:text-style-name="P7" svg:width="4.652in" svg:height="0.6665in" svg:x="0.0937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9"/>
          <table:table-cell>
            <draw:g table:end-cell-address="'Layout All PCI'.CT89" table:end-x="0.1764in" table:end-y="0.1417in" draw:z-index="57" draw:name="Group 105">
              <draw:custom-shape draw:name="Rectangle 106" draw:style-name="gr18" draw:text-style-name="P4" svg:width="1.7413in" svg:height="0.9583in" svg:x="0.0213in" svg:y="0.016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07" draw:style-name="gr15" draw:text-style-name="P4" svg:x1="0.8917in" svg:y1="0.0165in" svg:x2="0.8917in" svg:y2="0.9752in">
                <text:p/>
              </draw:line>
              <draw:g draw:name="Group 108">
                <draw:custom-shape draw:name="Rectangle 123" draw:style-name="gr18" draw:text-style-name="P4" svg:width="1.3358in" svg:height="0.6587in" svg:x="0.2264in" svg:y="0.1764in">
                  <text:p text:style-name="P3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4" draw:style-name="gr18" draw:text-style-name="P4" svg:width="0.5114in" svg:height="0.6587in" svg:x="0.6358in" svg:y="0.1764in">
                  <text:p text:style-name="P3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Oval 125" draw:style-name="gr18" draw:text-style-name="P4" svg:width="0.2697in" svg:height="0.2677in" svg:x="0.7555in" svg:y="0.3752in">
                  <text:p text:style-name="P3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</draw:g>
              <draw:g draw:name="Group 109">
                <draw:custom-shape draw:name="Flowchart: Delay 117" draw:style-name="gr18" draw:text-style-name="P4" svg:width="0.5339in" svg:height="0.8634in" svg:x="0.0213in" svg:y="0.061in">
                  <text:p text:style-name="P3"/>
      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?f1 -0"/>
                    <draw:equation draw:name="f6" draw:formula="logheight/2"/>
                    <draw:equation draw:name="f7" draw:formula="?f6 +0-?f3 "/>
                    <draw:equation draw:name="f8" draw:formula="?f6 +?f3 -0"/>
                    <draw:equation draw:name="f9" draw:formula="logheight"/>
                    <draw:equation draw:name="f10" draw:formula="logwidth"/>
                    <draw:equation draw:name="f11" draw:formula="(16200000)/60000.0"/>
                    <draw:equation draw:name="f12" draw:formula="(10800000)/60000.0"/>
                  </draw:enhanced-geometry>
                </draw:custom-shape>
                <draw:custom-shape draw:name="Oval 118" draw:style-name="gr18" draw:text-style-name="P4" svg:width="0.2697in" svg:height="0.2677in" svg:x="0.2591in" svg:y="0.3752in">
                  <text:p text:style-name="P3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line draw:name="Straight Connector 119" draw:style-name="gr15" draw:text-style-name="P4" svg:x1="0.024in" svg:y1="0.3748in" svg:x2="0.3941in" svg:y2="0.3748in">
                  <text:p/>
                </draw:line>
                <draw:line draw:name="Straight Connector 120" draw:style-name="gr15" draw:text-style-name="P4" svg:x1="0.024in" svg:y1="0.6429in" svg:x2="0.3941in" svg:y2="0.6429in">
                  <text:p/>
                </draw:line>
                <draw:line draw:name="Straight Connector 121" draw:style-name="gr15" draw:text-style-name="P4" svg:x1="0.0181in" svg:y1="0.5102in" svg:x2="0.1776in" svg:y2="0.5102in">
                  <text:p/>
                </draw:line>
                <draw:line draw:name="Straight Connector 122" draw:style-name="gr15" draw:text-style-name="P4" svg:x1="0.1732in" svg:y1="0.4697in" svg:x2="0.1732in" svg:y2="0.5547in">
                  <text:p/>
                </draw:line>
              </draw:g>
              <draw:g draw:name="Group 110">
                <draw:custom-shape draw:name="Flowchart: Delay 111" draw:style-name="gr18" draw:text-style-name="P4" svg:width="0.5339in" svg:height="0.8634in" svg:x="1.2268in" svg:y="0.061in">
                  <text:p text:style-name="P3"/>
                  <draw:enhanced-geometry draw:mirror-horizontal="true" draw:mirror-vertical="false" draw:text-areas="0 ?f7 ?f5 ?f8" svg:viewBox="0 0 0 0" draw:type="ooxml-flowChartDelay" draw:enhanced-path="M 0 0 L ?f4 0 L 0 ?f9 Z N" drawooo:enhanced-path="M 0 0 L ?f4 0 G ?f0 ?f2 ?f11 ?f12 L 0 ?f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?f1 -0"/>
                    <draw:equation draw:name="f6" draw:formula="logheight/2"/>
                    <draw:equation draw:name="f7" draw:formula="?f6 +0-?f3 "/>
                    <draw:equation draw:name="f8" draw:formula="?f6 +?f3 -0"/>
                    <draw:equation draw:name="f9" draw:formula="logheight"/>
                    <draw:equation draw:name="f10" draw:formula="logwidth"/>
                    <draw:equation draw:name="f11" draw:formula="(16200000)/60000.0"/>
                    <draw:equation draw:name="f12" draw:formula="(10800000)/60000.0"/>
                  </draw:enhanced-geometry>
                </draw:custom-shape>
                <draw:custom-shape draw:name="Oval 112" draw:style-name="gr18" draw:text-style-name="P4" svg:width="0.2697in" svg:height="0.2677in" svg:x="1.252in" svg:y="0.3752in">
                  <text:p text:style-name="P3"/>
      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line draw:name="Straight Connector 113" draw:style-name="gr15" draw:text-style-name="P4" svg:x1="1.7579in" svg:y1="0.3748in" svg:x2="1.3878in" svg:y2="0.3748in">
                  <text:p/>
                </draw:line>
                <draw:line draw:name="Straight Connector 114" draw:style-name="gr15" draw:text-style-name="P4" svg:x1="1.7579in" svg:y1="0.6429in" svg:x2="1.3878in" svg:y2="0.6429in">
                  <text:p/>
                </draw:line>
                <draw:line draw:name="Straight Connector 115" draw:style-name="gr15" draw:text-style-name="P4" svg:x1="1.7638in" svg:y1="0.5102in" svg:x2="1.6039in" svg:y2="0.5102in">
                  <text:p/>
                </draw:line>
                <draw:line draw:name="Straight Connector 116" draw:style-name="gr15" draw:text-style-name="P4" svg:x1="1.6083in" svg:y1="0.4697in" svg:x2="1.6083in" svg:y2="0.5547in">
                  <text:p/>
                </draw:line>
              </draw:g>
            </draw:g>
          </table:table-cell>
          <table:table-cell table:number-columns-repeated="10"/>
          <table:table-cell>
            <draw:custom-shape table:end-cell-address="'Layout All PCI'.CY84" table:end-x="0.1559in" table:end-y="0.1591in" draw:z-index="91" draw:name="Rectangle 159" draw:style-name="gr11" draw:text-style-name="P12" svg:width="0.5874in" svg:height="0.1591in" svg:x="0.0976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Layout All PCI'.DC85" table:end-x="0.0681in" table:end-y="0.1256in" draw:z-index="90" draw:name="Rectangle 158" draw:style-name="gr4" draw:text-style-name="P6" svg:width="1.039in" svg:height="0.1689in" draw:transform="rotate (-1.5707963267949) translate (0.0874015748031496in 0.123622047244094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Layout All PCI'.CZ86" table:end-x="0.0839in" table:end-y="0.1531in" draw:z-index="92" draw:name="Rectangle 160" draw:style-name="gr16" draw:text-style-name="P16" svg:width="0.1039in" svg:height="0.0134in" draw:transform="rotate (-3.14159265358979) translate (0.156299212598425in -0.486614173228346in)">
              <text:p text:style-name="P1"><text:span text:style-name="T4">GATE</text:span></text:p>
              <draw:enhanced-geometry draw:mirror-horizontal="false" draw:mirror-vertical="fals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Layout All PCI'.EQ89" table:end-x="0.0803in" table:end-y="0.0878in" draw:z-index="47" draw:name="Rectangle 85" draw:style-name="gr3" draw:text-style-name="P5" svg:width="6.9598in" svg:height="0.9134in" svg:x="0in" svg:y="0.007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>
            <draw:custom-shape table:end-cell-address="'Layout All PCI'.EE89" table:end-x="0.0059in" table:end-y="0.0319in" draw:z-index="144" draw:name="TextBox 212" draw:style-name="gr2" draw:text-style-name="P2" svg:width="2.6157in" svg:height="0.7807in" svg:x="0.0358in" svg:y="0.0846in">
              <text:p text:style-name="P1"><text:span text:style-name="T2">BUILDING 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4"/>
          <table:table-cell>
            <draw:custom-shape table:end-cell-address="'Layout All PCI'.CA92" table:end-x="0.1039in" table:end-y="0.0937in" draw:z-index="160" draw:name="TextBox 228" draw:style-name="gr2" draw:text-style-name="P2" svg:width="2.422in" svg:height="0.8646in" svg:x="0.1516in" svg:y="0.0626in">
              <text:p text:style-name="P1"><text:span text:style-name="T3">DORM ADIDAS</text:span></text:p>
              <text:p text:style-name="P1"><text:span text:style-name="T3">BLOK 3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 table:number-columns-repeated="58"/>
          <table:table-cell>
            <draw:custom-shape table:end-cell-address="'Layout All PCI'.CG92" table:end-x="0.1594in" table:end-y="0.0098in" draw:z-index="58" draw:name="Rectangle 126" draw:style-name="gr5" draw:text-style-name="P7" svg:width="4.652in" svg:height="0.6661in" svg:x="0.0937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>
            <draw:custom-shape table:end-cell-address="'Layout All PCI'.AD98" table:end-x="0.0906in" table:end-y="0.148in" draw:z-index="176" draw:name="TextBox 244" draw:style-name="gr2" draw:text-style-name="P2" svg:width="2.8059in" svg:height="1.3228in" draw:transform="rotate (1.5707963267949) translate (0.106692913385827in 0.158661417322835in)">
              <text:p text:style-name="P1"><text:span text:style-name="T2">WAREHOUSE</text:span></text:p>
              <text:p text:style-name="P1"><text:span text:style-name="T2">CHEMI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4"/>
          <table:table-cell>
            <draw:custom-shape table:end-cell-address="'Layout All PCI'.CV90" table:end-x="0.0972in" table:end-y="0.1654in" draw:z-index="89" draw:name="Rectangle 157" draw:style-name="gr11" draw:text-style-name="P12" svg:width="2.0177in" svg:height="0.1618in" svg:x="0.0197in" svg:y="0.0035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8"/>
          <table:table-cell>
            <draw:custom-shape table:end-cell-address="'Layout All PCI'.FA91" table:end-x="0.1622in" table:end-y="0.0055in" draw:z-index="79" draw:name="Rectangle 147" draw:style-name="gr11" draw:text-style-name="P12" svg:width="8.7925in" svg:height="0.1594in" svg:x="0.013in" svg:y="0.01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6"/>
        </table:table-row>
        <table:table-row table:style-name="ro1">
          <table:table-cell table:number-columns-repeated="89"/>
          <table:table-cell>
            <draw:custom-shape table:end-cell-address="'Layout All PCI'.CR92" table:end-x="0.137in" table:end-y="0.0024in" draw:z-index="88" draw:name="Rectangle 156" draw:style-name="gr4" draw:text-style-name="P6" svg:width="1.1858in" svg:height="0.1689in" draw:transform="rotate (-1.5707963267949) translate (0.00944881889763779in 0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FJ94" table:end-x="0.072in" table:end-y="0.0087in" draw:z-index="119" draw:name="Rectangle 187" draw:style-name="gr20" draw:text-style-name="P10" svg:width="12.9484in" svg:height="0.4906in" svg:x="0in" svg:y="0.018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31"/>
        </table:table-row>
        <table:table-row table:style-name="ro1">
          <table:table-cell table:number-columns-repeated="93"/>
          <table:table-cell>
            <draw:line table:end-cell-address="'Layout All PCI'.FJ92" table:end-x="0.0366in" table:end-y="0.0854in" draw:z-index="128" draw:name="Straight Connector 196" draw:style-name="gr9" draw:text-style-name="P4" svg:x1="0.1346in" svg:y1="0.0854in" svg:x2="12.7366in" svg:y2="0.0854in">
              <text:p/>
            </draw:line>
          </table:table-cell>
          <table:table-cell>
            <draw:custom-shape table:end-cell-address="'Layout All PCI'.DA95" table:end-x="0.0622in" table:end-y="0.011in" draw:z-index="121" draw:name="Rectangle 189" draw:style-name="gr20" draw:text-style-name="P10" svg:width="1.6752in" svg:height="0.511in" draw:transform="rotate (-1.5707963267949) translate (0.150787401574803in 0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9"/>
        </table:table-row>
        <table:table-row table:style-name="ro1">
          <table:table-cell table:number-columns-repeated="93"/>
          <table:table-cell>
            <draw:line table:end-cell-address="'Layout All PCI'.CP99" table:end-x="0.061in" table:end-y="0.1425in" draw:z-index="130" draw:name="Straight Connector 198" draw:style-name="gr9" draw:text-style-name="P4" svg:x1="0.061in" svg:y1="0.0524in" svg:x2="0.061in" svg:y2="1.1425in">
              <text:p/>
            </draw:line>
          </table:table-cell>
          <table:table-cell table:number-columns-repeated="62"/>
          <table:table-cell>
            <draw:custom-shape table:end-cell-address="'Layout All PCI'.FB97" table:end-x="0.0854in" table:end-y="0.1528in" draw:z-index="120" draw:name="Rectangle 188" draw:style-name="gr16" draw:text-style-name="P16" svg:width="0.1in" svg:height="0.713in" draw:transform="rotate (-1.5707963267949) translate (0.161811023622047in 0.106692913385827in)">
              <text:p text:style-name="P1"><text:span text:style-name="T4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7"/>
        </table:table-row>
        <table:table-row table:style-name="ro1">
          <table:table-cell table:number-columns-repeated="64"/>
          <table:table-cell>
            <draw:custom-shape table:end-cell-address="'Layout All PCI'.CA99" table:end-x="0.1039in" table:end-y="0.1039in" draw:z-index="159" draw:name="TextBox 227" draw:style-name="gr2" draw:text-style-name="P2" svg:width="2.422in" svg:height="0.8642in" svg:x="0.1516in" svg:y="0.0728in">
              <text:p text:style-name="P1"><text:span text:style-name="T3">DORM ADIDAS</text:span></text:p>
              <text:p text:style-name="P1"><text:span text:style-name="T3">BLOK 3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  <table:table-cell>
            <draw:custom-shape table:end-cell-address="'Layout All PCI'.EW95" table:end-x="0.1492in" table:end-y="0.0122in" draw:z-index="81" draw:name="Rectangle 149" draw:style-name="gr11" draw:text-style-name="P12" svg:width="5.9571in" svg:height="0.1591in" svg:x="0.013in" svg:y="0.019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EC94" table:end-x="0.1331in" table:end-y="0.1004in" draw:z-index="83" draw:name="Rectangle 151" draw:style-name="gr4" draw:text-style-name="P6" svg:width="2.4083in" svg:height="0.0807in" draw:transform="rotate (-1.5707963267949) translate (0.0177165354330709in 0.019685039370078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2"/>
          <table:table-cell>
            <draw:custom-shape table:end-cell-address="'Layout All PCI'.EX95" table:end-x="0.1476in" table:end-y="0.0583in" draw:z-index="78" draw:name="Rectangle 146" draw:style-name="gr19" draw:text-style-name="P17" svg:width="0.1717in" svg:height="0.1531in" svg:x="0.1524in" svg:y="0.071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Layout All PCI'.IB95" table:end-x="0.0638in" table:end-y="0.015in" draw:z-index="77" draw:name="Rectangle 145" draw:style-name="gr4" draw:text-style-name="P6" svg:width="13.6594in" svg:height="0.1618in" draw:transform="rotate (-1.5707963267949) translate (0.16259842519685in 0.019685039370078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FC97" table:end-x="0.0795in" table:end-y="0.0031in" draw:z-index="129" draw:name="Rectangle 197" draw:style-name="gr16" draw:text-style-name="P16" svg:width="0.0953in" svg:height="0.0004in" draw:transform="rotate (-3.14159265358979) translate (0.160629921259843in -0.495669291338583in)">
              <text:p text:style-name="P1"><text:span text:style-name="T4">GATE</text:span></text:p>
              <draw:enhanced-geometry draw:mirror-horizontal="false" draw:mirror-vertical="fals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66"/>
        </table:table-row>
        <table:table-row table:style-name="ro1">
          <table:table-cell table:number-columns-repeated="58"/>
          <table:table-cell>
            <draw:custom-shape table:end-cell-address="'Layout All PCI'.CG99" table:end-x="0.1594in" table:end-y="0.0098in" draw:z-index="59" draw:name="Rectangle 127" draw:style-name="gr5" draw:text-style-name="P7" svg:width="4.652in" svg:height="0.6661in" svg:x="0.0937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95"/>
          <table:table-cell>
            <draw:custom-shape table:end-cell-address="'Layout All PCI'.DF105" table:end-x="0.1559in" table:end-y="0.0878in" draw:z-index="44" draw:name="Rectangle 82" draw:style-name="gr12" draw:text-style-name="P13" svg:width="2.6094in" svg:height="1.4276in" svg:x="0.0161in" svg:y="0.16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7"/>
          <table:table-cell>
            <draw:custom-shape table:end-cell-address="'Layout All PCI'.EH100" table:end-x="0.137in" table:end-y="0.0858in" draw:z-index="31" draw:name="Rectangle 57" draw:style-name="gr10" draw:text-style-name="P11" svg:width="0.6969in" svg:height="0.6717in" svg:x="0.1457in" svg:y="0.081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Layout All PCI'.EX107" table:end-x="0.0512in" table:end-y="0.1106in" draw:z-index="29" draw:name="Rectangle 55" draw:style-name="gr10" draw:text-style-name="P11" svg:width="2.3409in" svg:height="1.8504in" svg:x="0.0035in" svg:y="0.093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83"/>
        </table:table-row>
        <table:table-row table:style-name="ro1">
          <table:table-cell table:number-columns-repeated="113"/>
          <table:table-cell>
            <draw:custom-shape table:end-cell-address="'Layout All PCI'.DO108" table:end-x="0.0031in" table:end-y="0.0957in" draw:z-index="43" draw:name="Rectangle 81" draw:style-name="gr12" draw:text-style-name="P13" svg:width="0.8772in" svg:height="1.8327in" svg:x="0.0079in" svg:y="0.09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'Layout All PCI'.DP108" table:end-x="0.1661in" table:end-y="0.0957in" draw:z-index="102" draw:name="Rectangle 170" draw:style-name="gr12" draw:text-style-name="P13" svg:width="0.1484in" svg:height="1.9169in" svg:x="0.0177in" svg:y="0.0118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Layout All PCI'.EB108" table:end-x="0.1559in" table:end-y="0.0992in" draw:z-index="32" draw:name="Rectangle 58" draw:style-name="gr10" draw:text-style-name="P11" svg:width="1.8362in" svg:height="1.9287in" svg:x="0.0835in" svg:y="0.0035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2"/>
        </table:table-row>
        <table:table-row table:style-name="ro1">
          <table:table-cell table:number-columns-repeated="23"/>
          <table:table-cell>
            <draw:custom-shape table:end-cell-address="'Layout All PCI'.BG99" table:end-x="0.0843in" table:end-y="0.0157in" draw:z-index="98" draw:name="Rectangle 166" draw:style-name="gr11" draw:text-style-name="P12" svg:width="6.2524in" svg:height="0.1591in" svg:x="0.0055in" svg:y="0.023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  <table:table-cell>
            <draw:custom-shape table:end-cell-address="'Layout All PCI'.CL99" table:end-x="0.0094in" table:end-y="0.0157in" draw:z-index="87" draw:name="Rectangle 155" draw:style-name="gr11" draw:text-style-name="P12" svg:width="0.7287in" svg:height="0.1591in" svg:x="0.1626in" svg:y="0.023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39"/>
        </table:table-row>
        <table:table-row table:style-name="ro1">
          <table:table-cell table:number-columns-repeated="96"/>
          <table:table-cell>
            <draw:custom-shape table:end-cell-address="'Layout All PCI'.DE103" table:end-x="0.0295in" table:end-y="0.0835in" draw:z-index="136" draw:name="TextBox 204" draw:style-name="gr2" draw:text-style-name="P2" svg:width="2.0366in" svg:height="0.6815in" svg:x="0.1098in" svg:y="0.0689in">
              <text:p text:style-name="P1"><text:span text:style-name="T6">KITCH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7"/>
        </table:table-row>
        <table:table-row table:style-name="ro1">
          <table:table-cell table:number-columns-repeated="12"/>
          <table:table-cell>
            <draw:line table:end-cell-address="'Layout All PCI'.CO100" table:end-x="0.1189in" table:end-y="0.061in" draw:z-index="127" draw:name="Straight Connector 195" draw:style-name="gr9" draw:text-style-name="P4" svg:x1="0in" svg:y1="0.061in" svg:x2="14.2299in" svg:y2="0.061in">
              <text:p/>
            </draw:line>
          </table:table-cell>
          <table:table-cell table:number-columns-repeated="108"/>
          <table:table-cell>
            <draw:custom-shape table:end-cell-address="'Layout All PCI'.EC104" table:end-x="0.089in" table:end-y="0.128in" draw:z-index="134" draw:name="TextBox 202" draw:style-name="gr2" draw:text-style-name="P2" svg:width="2.0236in" svg:height="0.6811in" svg:x="0.0055in" svg:y="0.1134in">
              <text:p text:style-name="P1"><text:span text:style-name="T6">SOCKLIN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9"/>
          <table:table-cell>
            <draw:custom-shape table:end-cell-address="'Layout All PCI'.EW104" table:end-x="0.089in" table:end-y="0.128in" draw:z-index="135" draw:name="TextBox 203" draw:style-name="gr2" draw:text-style-name="P2" svg:width="2.024in" svg:height="0.6811in" svg:x="0.0055in" svg:y="0.1134in">
              <text:p text:style-name="P1"><text:span text:style-name="T6">LAMINAT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82"/>
        </table:table-row>
        <table:table-row table:style-name="ro1">
          <table:table-cell table:number-columns-repeated="11"/>
          <table:table-cell>
            <draw:custom-shape table:end-cell-address="'Layout All PCI'.M105" table:end-x="0.0193in" table:end-y="0.1382in" draw:z-index="94" draw:name="Rectangle 162" draw:style-name="gr16" draw:text-style-name="P16" svg:width="0.0063in" svg:height="0.1429in" draw:transform="rotate (-3.14159265358979) translate (-0.163385826771654in -0.338188976377953in)">
              <text:p text:style-name="P1"><text:span text:style-name="T7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7"/>
          <table:table-cell>
            <draw:custom-shape table:end-cell-address="'Layout All PCI'.CD102" table:end-x="0.1622in" table:end-y="0.1461in" draw:z-index="86" draw:name="Rectangle 154" draw:style-name="gr11" draw:text-style-name="P12" svg:width="9.2382in" svg:height="0.1591in" svg:x="0.0965in" svg:y="0.1535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3"/>
          <table:table-cell>
            <draw:custom-shape table:end-cell-address="'Layout All PCI'.EH106" table:end-x="0.137in" table:end-y="0.0047in" draw:z-index="30" draw:name="Rectangle 56" draw:style-name="gr10" draw:text-style-name="P11" svg:width="0.7272in" svg:height="0.7098in" svg:x="0.1154in" svg:y="0.128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90"/>
        </table:table-row>
        <table:table-row table:style-name="ro1">
          <table:table-cell table:number-columns-repeated="11"/>
          <table:table-cell>
            <draw:custom-shape table:end-cell-address="'Layout All PCI'.CD103" table:end-x="0.1713in" table:end-y="0.002in" draw:z-index="93" draw:name="Rectangle 161" draw:style-name="gr4" draw:text-style-name="P6" svg:width="12.5126in" svg:height="0.1689in" draw:transform="rotate (-1.5707963267949) translate (0.00590551181102362in 0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1"/>
          <table:table-cell>
            <draw:custom-shape table:end-cell-address="'Layout All PCI'.BL107" table:end-x="0.0118in" table:end-y="0.0957in" draw:z-index="157" draw:name="TextBox 225" draw:style-name="gr2" draw:text-style-name="P2" svg:width="3.4807in" svg:height="0.7945in" svg:x="0.0587in" svg:y="0.1346in">
              <text:p text:style-name="P1"><text:span text:style-name="T3">WAREHOUSE ENGINEER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0"/>
          <table:table-cell>
            <draw:custom-shape table:end-cell-address="'Layout All PCI'.FX104" table:end-x="0.1402in" table:end-y="0.1661in" draw:z-index="3" draw:name="Rectangle 3" draw:style-name="gr20" draw:text-style-name="P10" svg:width="14.9701in" svg:height="0.4906in" draw:transform="rotate (-3.14159265358979) translate (0.162992125984252in 0.00905511811023622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9"/>
        </table:table-row>
        <table:table-row table:style-name="ro1">
          <table:table-cell table:number-columns-repeated="19"/>
          <table:table-cell>
            <draw:custom-shape table:end-cell-address="'Layout All PCI'.V104" table:end-x="0.1567in" table:end-y="0.1661in" draw:z-index="6" draw:name="Rectangle 6" draw:style-name="gr10" draw:text-style-name="P11" svg:width="0.4425in" svg:height="0.3118in" svg:x="0.0669in" svg:y="0.020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Layout All PCI'.Z104" table:end-x="0.0157in" table:end-y="0.1661in" draw:z-index="10" draw:name="Rectangle 10" draw:style-name="gr12" draw:text-style-name="P13" svg:width="0.176in" svg:height="0.3118in" svg:x="0.0161in" svg:y="0.020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Layout All PCI'.AB118" table:end-x="0.0031in" table:end-y="0.0205in" draw:z-index="9" draw:name="Rectangle 9" draw:style-name="gr12" draw:text-style-name="P13" svg:width="0.3362in" svg:height="2.4996in" svg:x="0.0197in" svg:y="0.020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Layout All PCI'.AG117" table:end-x="0.0787in" table:end-y="0.0102in" draw:z-index="39" draw:name="Rectangle 77" draw:style-name="gr12" draw:text-style-name="P13" svg:width="0.5154in" svg:height="2.3224in" svg:x="0.0925in" svg:y="0.020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39"/>
          <table:table-cell>
            <draw:custom-shape table:end-cell-address="'Layout All PCI'.BN105" table:end-x="0.1358in" table:end-y="0.1594in" draw:z-index="46" draw:name="Rectangle 84" draw:style-name="gr12" draw:text-style-name="P13" svg:width="4.5555in" svg:height="0.2457in" svg:x="0.1661in" svg:y="0.080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4"/>
        </table:table-row>
        <table:table-row table:style-name="ro1">
          <table:table-cell table:number-columns-repeated="11"/>
          <table:table-cell>
            <draw:custom-shape table:end-cell-address="'Layout All PCI'.V174" table:end-x="0.1567in" table:end-y="0.1555in" draw:z-index="4" draw:name="Rectangle 4" draw:style-name="gr10" draw:text-style-name="P11" svg:width="1.7634in" svg:height="11.6453in" svg:x="0.1571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"/>
          <table:table-cell>
            <draw:custom-shape table:end-cell-address="'Layout All PCI'.DF106" table:end-x="0.1559in" table:end-y="0.0717in" draw:z-index="45" draw:name="Rectangle 83" draw:style-name="gr12" draw:text-style-name="P13" svg:width="1.0622in" svg:height="0.1504in" svg:x="0.1524in" svg:y="0.088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0"/>
        </table:table-row>
        <table:table-row table:style-name="ro1">
          <table:table-cell table:number-columns-repeated="34"/>
          <table:table-cell>
            <draw:custom-shape table:end-cell-address="'Layout All PCI'.AM108" table:end-x="0.0717in" table:end-y="0.1433in" draw:z-index="41" draw:name="Rectangle 79" draw:style-name="gr12" draw:text-style-name="P13" svg:width="0.6835in" svg:height="0.3118in" svg:x="0.0941in" svg:y="0.164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9"/>
        </table:table-row>
        <table:table-row table:style-name="ro1">
          <table:table-cell table:number-columns-repeated="24"/>
          <table:table-cell>
            <draw:custom-shape table:end-cell-address="'Layout All PCI'.Z118" table:end-x="0.0154in" table:end-y="0.0087in" draw:z-index="143" draw:name="Rectangle 211" draw:style-name="gr12" draw:text-style-name="P13" svg:width="0.1756in" svg:height="1.785in" svg:x="0.0161in" svg:y="0.057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  <table:table-cell>
            <draw:g table:end-cell-address="'Layout All PCI'.CK117" table:end-x="0.0244in" table:end-y="0.0386in" draw:z-index="38" draw:name="Group 68">
              <draw:custom-shape draw:name="Rectangle 69" draw:style-name="gr14" draw:text-style-name="P15" svg:width="0.5299in" svg:height="1.1437in" svg:x="2.1402in" svg:y="0.348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0" draw:style-name="gr14" draw:text-style-name="P15" svg:width="0.5299in" svg:height="1.3091in" svg:x="1.6102in" svg:y="0.265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1" draw:style-name="gr14" draw:text-style-name="P15" svg:width="0.0886in" svg:height="1.372in" svg:x="1.5232in" svg:y="0.234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2" draw:style-name="gr14" draw:text-style-name="P15" svg:width="0.0862in" svg:height="1.4075in" svg:x="1.4299in" svg:y="0.216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3" draw:style-name="gr14" draw:text-style-name="P15" svg:width="1.0661in" svg:height="1.4075in" svg:x="0.3622in" svg:y="0.216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4" draw:style-name="gr14" draw:text-style-name="P15" svg:width="0.2248in" svg:height="1.4075in" svg:x="0.1303in" svg:y="0.216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5" draw:style-name="gr14" draw:text-style-name="P15" svg:width="0.0831in" svg:height="1.2402in" draw:transform="rotate (-1.5707963267949) translate (1.40826771653543in 1.62204724409449in)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6" draw:style-name="gr14" draw:text-style-name="P15" svg:width="0.0831in" svg:height="1.2402in" draw:transform="rotate (-1.5707963267949) translate (1.40826771653543in 0.130708661417323in)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44"/>
          <table:table-cell>
            <draw:custom-shape table:end-cell-address="'Layout All PCI'.DO108" table:end-x="0.1012in" table:end-y="0.0957in" draw:z-index="82" draw:name="Rectangle 150" draw:style-name="gr12" draw:text-style-name="P13" svg:width="0.0882in" svg:height="0.2622in" svg:x="0.013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5"/>
        </table:table-row>
        <table:table-row table:style-name="ro1">
          <table:table-cell table:number-columns-repeated="32"/>
          <table:table-cell>
            <draw:custom-shape table:end-cell-address="'Layout All PCI'.BN117" table:end-x="0.1287in" table:end-y="0.0098in" draw:z-index="40" draw:name="Rectangle 78" draw:style-name="gr12" draw:text-style-name="P13" svg:width="5.8717in" svg:height="1.3591in" svg:x="0.078in" svg:y="0.1508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9"/>
          <table:table-cell>
            <draw:custom-shape table:end-cell-address="'Layout All PCI'.DJ116" table:end-x="0.1638in" table:end-y="0.1035in" draw:z-index="36" draw:name="Rectangle 66" draw:style-name="gr12" draw:text-style-name="P13" svg:width="3.8681in" svg:height="1.3409in" svg:x="0in" svg:y="0.09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0"/>
          <table:table-cell>
            <draw:custom-shape table:end-cell-address="'Layout All PCI'.DO116" table:end-x="0.0031in" table:end-y="0.1035in" draw:z-index="35" draw:name="Rectangle 65" draw:style-name="gr12" draw:text-style-name="P13" svg:width="0.7248in" svg:height="1.3409in" svg:x="0.1602in" svg:y="0.09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0"/>
        </table:table-row>
        <table:table-row table:style-name="ro1">
          <table:table-cell table:number-columns-repeated="91"/>
          <table:table-cell>
            <draw:custom-shape table:end-cell-address="'Layout All PCI'.DJ116" table:end-x="0.1299in" table:end-y="0.0516in" draw:z-index="85" draw:name="TextBox 153" draw:style-name="gr2" draw:text-style-name="P2" svg:width="3.8803in" svg:height="1.1402in" svg:x="0.1303in" svg:y="0.078in">
              <text:p text:style-name="P1"><text:span text:style-name="T2">WAREHOUSE CHEMI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0"/>
          <table:table-cell>
            <draw:custom-shape table:end-cell-address="'Layout All PCI'.DU115" table:end-x="0.1689in" table:end-y="0.028in" draw:z-index="133" draw:name="TextBox 201" draw:style-name="gr2" draw:text-style-name="P2" svg:width="2.1366in" svg:height="0.9535in" draw:transform="rotate (1.5707963267949) translate (0.148818897637795in 0.0744094488188976in)">
              <text:p text:style-name="P1"><text:span text:style-name="T5">WAREHOUSE ENGINEER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02"/>
        </table:table-row>
        <table:table-row table:style-name="ro1">
          <table:table-cell table:number-columns-repeated="42"/>
          <table:table-cell>
            <draw:custom-shape table:end-cell-address="'Layout All PCI'.BC115" table:end-x="0.0323in" table:end-y="0.0728in" draw:z-index="84" draw:name="TextBox 152" draw:style-name="gr2" draw:text-style-name="P2" svg:width="2.0433in" svg:height="0.802in" svg:x="0.1055in" svg:y="0.1043in">
              <text:p text:style-name="P1"><text:span text:style-name="T2">CANTEE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9"/>
          <table:table-cell>
            <draw:g table:end-cell-address="'Layout All PCI'.EA163" table:end-x="0.0157in" table:end-y="0.0012in" draw:z-index="34" draw:name="Group 60">
              <draw:custom-shape draw:name="Rectangle 61" draw:style-name="gr10" draw:text-style-name="P11" svg:width="1.6063in" svg:height="8.3268in" svg:x="0.3496in" svg:y="0.007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2" draw:style-name="gr10" draw:text-style-name="P11" svg:width="0.2146in" svg:height="3.6634in" svg:x="0.1339in" svg:y="3.842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3" draw:style-name="gr10" draw:text-style-name="P11" svg:width="0.2146in" svg:height="2.6496in" svg:x="0.1339in" svg:y="0.849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4" draw:style-name="gr10" draw:text-style-name="P11" svg:width="0.2157in" svg:height="0.4972in" svg:x="0.1362in" svg:y="0.021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4"/>
          <table:table-cell>
            <draw:g table:end-cell-address="'Layout All PCI'.EX163" table:end-x="0.1039in" table:end-y="0.0047in" draw:z-index="22" draw:name="Group 46">
              <draw:custom-shape draw:name="Rectangle 47" draw:style-name="gr10" draw:text-style-name="P11" svg:width="3.2457in" svg:height="8.3303in" svg:x="0.0008in" svg:y="0.007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8" draw:style-name="gr10" draw:text-style-name="P11" svg:width="0.2098in" svg:height="7.648in" svg:x="3.2457in" svg:y="0.007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8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'Layout All PCI'.AI121" table:end-x="0.0835in" table:end-y="0.0039in" draw:z-index="156" draw:name="TextBox 224" draw:style-name="gr2" draw:text-style-name="P2" svg:width="1.9244in" svg:height="0.8429in" draw:transform="rotate (1.5707963267949) translate (0.0992125984251969in 0.161023622047244in)">
              <text:p text:style-name="P1"><text:span text:style-name="T3">WASTE ARE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Layout All PCI'.AN121" table:end-x="0.0705in" table:end-y="0.0039in" draw:z-index="155" draw:name="TextBox 223" draw:style-name="gr2" draw:text-style-name="P2" svg:width="1.9244in" svg:height="0.8429in" draw:transform="rotate (1.5707963267949) translate (0.0866141732283464in 0.161023622047244in)">
              <text:p text:style-name="P1"><text:span text:style-name="T3">WASTE ARE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>
            <draw:custom-shape table:end-cell-address="'Layout All PCI'.CH118" table:end-x="0.1161in" table:end-y="0.1512in" draw:z-index="100" draw:name="Rectangle 168" draw:style-name="gr11" draw:text-style-name="P12" svg:width="10.2657in" svg:height="0.1594in" svg:x="0.0811in" svg:y="0.158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7"/>
          <table:table-cell>
            <draw:custom-shape table:end-cell-address="'Layout All PCI'.CG121" table:end-x="0.0673in" table:end-y="0.0567in" draw:z-index="131" draw:name="TextBox 199" draw:style-name="gr2" draw:text-style-name="P2" svg:width="1.5209in" svg:height="0.7201in" draw:transform="rotate (1.5707963267949) translate (0.133858267716535in 0.00354330708661417in)">
              <text:p text:style-name="P1"><text:span text:style-name="T5">MOSQU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4"/>
          <table:table-cell>
            <draw:custom-shape table:end-cell-address="'Layout All PCI'.CM118" table:end-x="0.176in" table:end-y="0.0992in" draw:z-index="37" draw:name="Rectangle 67" draw:style-name="gr18" draw:text-style-name="P4" svg:width="0.1669in" svg:height="0.1575in" svg:x="0.0091in" svg:y="0.108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2"/>
          <table:table-cell>
            <draw:custom-shape table:end-cell-address="'Layout All PCI'.DR122" table:end-x="0.1516in" table:end-y="0.126in" draw:z-index="132" draw:name="TextBox 200" draw:style-name="gr2" draw:text-style-name="P2" svg:width="1.5181in" svg:height="0.9409in" draw:transform="rotate (1.5707963267949) translate (0.0444881889763779in 0.018503937007874in)">
              <text:p text:style-name="P1"><text:span text:style-name="T5">RECYCLE</text:span></text:p>
              <text:p text:style-name="P1"><text:span text:style-name="T5">RUBB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0"/>
        </table:table-row>
        <table:table-row table:style-name="ro1">
          <table:table-cell table:number-columns-repeated="90"/>
          <table:table-cell>
            <draw:custom-shape table:end-cell-address="'Layout All PCI'.CM123" table:end-x="0.1106in" table:end-y="0.0594in" draw:z-index="99" draw:name="Rectangle 167" draw:style-name="gr16" draw:text-style-name="P16" svg:width="0.1028in" svg:height="0.7748in" draw:transform="rotate (-1.5707963267949) translate (0.0078740157480315in 0.117716535433071in)">
              <text:p text:style-name="P1"><text:span text:style-name="T4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Layout All PCI'.DK119" table:end-x="0.0504in" table:end-y="0.102in" draw:z-index="101" draw:name="Rectangle 169" draw:style-name="gr11" draw:text-style-name="P12" svg:width="4.2736in" svg:height="0.1591in" svg:x="0.0102in" svg:y="0.1094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3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4"/>
          <table:table-cell>
            <draw:custom-shape table:end-cell-address="'Layout All PCI'.AB162" table:end-x="0.0547in" table:end-y="0.1457in" draw:z-index="8" draw:name="Rectangle 8" draw:style-name="gr12" draw:text-style-name="P13" svg:width="0.4976in" svg:height="6.8224in" svg:x="0.0862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g table:end-cell-address="'Layout All PCI'.AQ164" table:end-x="0.176in" table:end-y="0.1598in" draw:z-index="12" draw:name="Group 14">
              <draw:custom-shape draw:name="Rectangle 15" draw:style-name="gr3" draw:text-style-name="P5" svg:width="0.1575in" svg:height="5.9146in" svg:x="0.1177in" svg:y="0.757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" draw:style-name="gr3" draw:text-style-name="P5" svg:width="0.1575in" svg:height="2.9406in" svg:x="1.7827in" svg:y="0.748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" draw:style-name="gr3" draw:text-style-name="P5" svg:width="1.5071in" svg:height="7.2543in" svg:x="0.2732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1"/>
          <table:table-cell>
            <draw:g table:end-cell-address="'Layout All PCI'.BD164" table:end-x="0.015in" table:end-y="0.1598in" draw:z-index="14" draw:name="Group 19">
              <draw:custom-shape draw:name="Rectangle 20" draw:style-name="gr3" draw:text-style-name="P5" svg:width="1.5063in" svg:height="7.2543in" svg:x="0.2728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" draw:style-name="gr3" draw:text-style-name="P5" svg:width="0.1575in" svg:height="2.9406in" svg:x="0.1185in" svg:y="0.748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" draw:style-name="gr3" draw:text-style-name="P5" svg:width="0.1709in" svg:height="2.5579in" svg:x="1.7843in" svg:y="1.341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2"/>
          <table:table-cell>
            <draw:g table:end-cell-address="'Layout All PCI'.BO164" table:end-x="0.0972in" table:end-y="0.1598in" draw:z-index="15" draw:name="Group 23">
              <draw:custom-shape draw:name="Rectangle 24" draw:style-name="gr3" draw:text-style-name="P5" svg:width="1.4933in" svg:height="7.2543in" svg:x="0.1913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5" draw:style-name="gr3" draw:text-style-name="P5" svg:width="0.1732in" svg:height="1.9874in" svg:x="0.0205in" svg:y="4.326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6" draw:style-name="gr3" draw:text-style-name="P5" svg:width="0.1732in" svg:height="3.3201in" svg:x="0.0205in" svg:y="0.6685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2"/>
          <table:table-cell>
            <draw:g table:end-cell-address="'Layout All PCI'.CB164" table:end-x="0.165in" table:end-y="0.1598in" draw:z-index="16" draw:name="Group 27">
              <draw:custom-shape draw:name="Rectangle 28" draw:style-name="gr3" draw:text-style-name="P5" svg:width="1.4937in" svg:height="7.2543in" svg:x="0.089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9" draw:style-name="gr3" draw:text-style-name="P5" svg:width="0.1732in" svg:height="3.3201in" svg:x="1.5795in" svg:y="0.6685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1"/>
          <table:table-cell>
            <draw:g table:end-cell-address="'Layout All PCI'.CN164" table:end-x="0.0972in" table:end-y="0.1598in" draw:z-index="17" draw:name="Group 30">
              <draw:custom-shape draw:name="Rectangle 31" draw:style-name="gr3" draw:text-style-name="P5" svg:width="1.4933in" svg:height="7.2543in" svg:x="0.1913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2" draw:style-name="gr3" draw:text-style-name="P5" svg:width="0.1732in" svg:height="3.3201in" svg:x="0.0205in" svg:y="0.6685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2"/>
          <table:table-cell>
            <draw:g table:end-cell-address="'Layout All PCI'.DA164" table:end-x="0.176in" table:end-y="0.1598in" draw:z-index="18" draw:name="Group 33">
              <draw:custom-shape draw:name="Rectangle 34" draw:style-name="gr3" draw:text-style-name="P5" svg:width="1.4984in" svg:height="7.2543in" svg:x="0.089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5" draw:style-name="gr3" draw:text-style-name="P5" svg:width="0.1791in" svg:height="1.8992in" svg:x="1.5843in" svg:y="4.414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6" draw:style-name="gr3" draw:text-style-name="P5" svg:width="0.1752in" svg:height="3.3449in" svg:x="1.5882in" svg:y="0.6685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1"/>
          <table:table-cell>
            <draw:g table:end-cell-address="'Layout All PCI'.DP164" table:end-x="0.0142in" table:end-y="0.1598in" draw:z-index="19" draw:name="Group 37">
              <draw:custom-shape draw:name="Rectangle 38" draw:style-name="gr3" draw:text-style-name="P5" svg:width="1.8657in" svg:height="7.2543in" svg:x="0.2654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9" draw:style-name="gr3" draw:text-style-name="P5" svg:width="0.5551in" svg:height="0.3331in" svg:x="1.5717in" svg:y="6.989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0" draw:style-name="gr3" draw:text-style-name="P5" svg:width="0.1764in" svg:height="1.6441in" svg:x="0.0937in" svg:y="4.6693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1" draw:style-name="gr3" draw:text-style-name="P5" svg:width="0.1764in" svg:height="3.0157in" svg:x="0.0937in" svg:y="0.654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91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'Layout All PCI'.AI142" table:end-x="0.0969in" table:end-y="0.0969in" draw:z-index="154" draw:name="TextBox 222" draw:style-name="gr2" draw:text-style-name="P2" svg:width="1.9165in" svg:height="0.8429in" draw:transform="rotate (1.5707963267949) translate (0.120472440944882in 0.0874015748031496in)">
              <text:p text:style-name="P1"><text:span text:style-name="T3">WORKING AREA WOO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>
            <draw:custom-shape table:end-cell-address="'Layout All PCI'.AB155" table:end-x="0.0547in" table:end-y="0.0087in" draw:z-index="152" draw:name="Rectangle 220" draw:style-name="gr12" draw:text-style-name="P13" svg:width="0.4976in" svg:height="2.3421in" svg:x="0.0862in" svg:y="0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4"/>
          <table:table-cell>
            <draw:custom-shape table:end-cell-address="'Layout All PCI'.BD158" table:end-x="0.0083in" table:end-y="0.1563in" draw:z-index="13" draw:name="Rectangle 18" draw:style-name="gr18" draw:text-style-name="P4" svg:width="0.1642in" svg:height="1.9831in" svg:x="0.0205in" svg:y="0.006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9"/>
        </table:table-row>
        <table:table-row table:style-name="ro1">
          <table:table-cell table:number-columns-repeated="14"/>
          <table:table-cell>
            <draw:custom-shape table:end-cell-address="'Layout All PCI'.AE153" table:end-x="0.0681in" table:end-y="0.048in" draw:z-index="5" draw:name="TextBox 5" draw:style-name="gr2" draw:text-style-name="P2" svg:width="2.8024in" svg:height="0.8362in" draw:transform="rotate (1.5707963267949) translate (0.0877952755905512in 0.0448818897637795in)">
              <text:p text:style-name="P1"><text:span text:style-name="T2">CHEMICAL R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5"/>
          <table:table-cell>
            <draw:custom-shape table:end-cell-address="'Layout All PCI'.AX155" table:end-x="0.1181in" table:end-y="0.1224in" draw:z-index="27" draw:name="TextBox 53" draw:style-name="gr2" draw:text-style-name="P2" svg:width="2.4701in" svg:height="0.8366in" draw:transform="rotate (1.5707963267949) translate (0.117716535433071in 0.119291338582677in)">
              <text:p text:style-name="P1"><text:span text:style-name="T2">BUILDING 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>
            <draw:custom-shape table:end-cell-address="'Layout All PCI'.BJ155" table:end-x="0.0886in" table:end-y="0.122in" draw:z-index="137" draw:name="TextBox 205" draw:style-name="gr2" draw:text-style-name="P2" svg:width="2.4701in" svg:height="0.8362in" draw:transform="rotate (1.5707963267949) translate (0.0877952755905512in 0.119291338582677in)">
              <text:p text:style-name="P1"><text:span text:style-name="T2">BUILDING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"/>
          <table:table-cell>
            <draw:custom-shape table:end-cell-address="'Layout All PCI'.BW155" table:end-x="0.0138in" table:end-y="0.1091in" draw:z-index="138" draw:name="TextBox 206" draw:style-name="gr2" draw:text-style-name="P2" svg:width="2.4701in" svg:height="0.8232in" draw:transform="rotate (1.5707963267949) translate (0.0133858267716535in 0.119291338582677in)">
              <text:p text:style-name="P1"><text:span text:style-name="T2">BUILDING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>
            <draw:custom-shape table:end-cell-address="'Layout All PCI'.CI155" table:end-x="0.1185in" table:end-y="0.122in" draw:z-index="139" draw:name="TextBox 207" draw:style-name="gr2" draw:text-style-name="P2" svg:width="2.4701in" svg:height="0.8362in" draw:transform="rotate (1.5707963267949) translate (0.117716535433071in 0.119291338582677in)">
              <text:p text:style-name="P1"><text:span text:style-name="T2">BUILDING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"/>
          <table:table-cell>
            <draw:custom-shape table:end-cell-address="'Layout All PCI'.CV155" table:end-x="0.0291in" table:end-y="0.1091in" draw:z-index="140" draw:name="TextBox 208" draw:style-name="gr2" draw:text-style-name="P2" svg:width="2.4701in" svg:height="0.8232in" draw:transform="rotate (1.5707963267949) translate (0.0283464566929134in 0.119291338582677in)">
              <text:p text:style-name="P1"><text:span text:style-name="T2">BUILDING 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  <table:table-cell>
            <draw:custom-shape table:end-cell-address="'Layout All PCI'.DH155" table:end-x="0.1181in" table:end-y="0.122in" draw:z-index="141" draw:name="TextBox 209" draw:style-name="gr2" draw:text-style-name="P2" svg:width="2.4701in" svg:height="0.8362in" draw:transform="rotate (1.5707963267949) translate (0.117716535433071in 0.119291338582677in)">
              <text:p text:style-name="P1"><text:span text:style-name="T2">BUILDING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3"/>
          <table:table-cell>
            <draw:custom-shape table:end-cell-address="'Layout All PCI'.DV155" table:end-x="0.1335in" table:end-y="0.122in" draw:z-index="142" draw:name="TextBox 210" draw:style-name="gr2" draw:text-style-name="P2" svg:width="2.4701in" svg:height="0.8362in" draw:transform="rotate (1.5707963267949) translate (0.132677165354331in 0.119291338582677in)">
              <text:p text:style-name="P1"><text:span text:style-name="T2">BUILDING 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Layout All PCI'.EP160" table:end-x="0.037in" table:end-y="0.0921in" draw:z-index="180" draw:name="TextBox 248" draw:style-name="gr2" draw:text-style-name="P2" svg:width="4.2378in" svg:height="1.7024in" draw:transform="rotate (1.5707963267949) translate (0.0326771653543307in 0.0566929133858268in)">
              <text:p text:style-name="P1"><text:span text:style-name="T2">CENTRALIZ E AND</text:span></text:p>
              <text:p text:style-name="P1"><text:span text:style-name="T2">STOCKFIT A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'Layout All PCI'.AI158" table:end-x="0.1043in" table:end-y="0.1335in" draw:z-index="153" draw:name="TextBox 221" draw:style-name="gr2" draw:text-style-name="P2" svg:width="1.924in" svg:height="0.8429in" draw:transform="rotate (1.5707963267949) translate (0.120472440944882in 0.124015748031496in)">
              <text:p text:style-name="P1"><text:span text:style-name="T3">WAREHOUSE</text:span></text:p>
              <text:p text:style-name="P1"><text:span text:style-name="T3">ENGINEER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>
            <draw:custom-shape table:end-cell-address="'Layout All PCI'.AB162" table:end-x="0.0547in" table:end-y="0.1437in" draw:z-index="150" draw:name="Rectangle 218" draw:style-name="gr12" draw:text-style-name="P13" svg:width="0.4976in" svg:height="1.298in" svg:x="0.0862in" svg:y="0.012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9"/>
        </table:table-row>
        <table:table-row table:style-name="ro1">
          <table:table-cell table:number-columns-repeated="138"/>
          <table:table-cell>
            <draw:custom-shape table:end-cell-address="'Layout All PCI'.FR166" table:end-x="0.0894in" table:end-y="0.0988in" draw:z-index="28" draw:name="TextBox 54" draw:style-name="gr2" draw:text-style-name="P2" svg:width="6.1783in" svg:height="1.7228in" draw:transform="rotate (1.5707963267949) translate (0.0846456692913386in 0.0429133858267717in)">
              <text:p text:style-name="P1"><text:span text:style-name="T2">WAREHOUSE AND </text:span></text:p>
              <text:p text:style-name="P1"><text:span text:style-name="T2">AUTO CUTT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5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'Layout All PCI'.AI169" table:end-x="0.1047in" table:end-y="0.1213in" draw:z-index="151" draw:name="TextBox 219" draw:style-name="gr2" draw:text-style-name="P2" svg:width="1.9244in" svg:height="0.8429in" draw:transform="rotate (1.5707963267949) translate (0.120472440944882in 0.111811023622047in)">
              <text:p text:style-name="P1"><text:span text:style-name="T3">KAIZEN</text:span></text:p>
              <text:p text:style-name="P1"><text:span text:style-name="T3">WORKSHO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0"/>
        </table:table-row>
        <table:table-row table:style-name="ro1">
          <table:table-cell table:number-columns-repeated="24"/>
          <table:table-cell>
            <draw:custom-shape table:end-cell-address="'Layout All PCI'.AB174" table:end-x="0.0547in" table:end-y="0.1555in" draw:z-index="7" draw:name="Rectangle 7" draw:style-name="gr12" draw:text-style-name="P13" svg:width="0.4976in" svg:height="1.6453in" svg:x="0.0862in" svg:y="0.010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5"/>
          <table:table-cell>
            <draw:g table:end-cell-address="'Layout All PCI'.DG174" table:end-x="0.074in" table:end-y="0.0079in" draw:z-index="20" draw:name="Group 42">
              <draw:custom-shape draw:name="Rectangle 43" draw:style-name="gr13" draw:text-style-name="P14" svg:width="2.3634in" svg:height="1.0902in" svg:x="0.3567in" svg:y="0.0843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4" draw:style-name="gr13" draw:text-style-name="P14" svg:width="0.2445in" svg:height="0.4803in" svg:x="0.1122in" svg:y="0.427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928"/>
        </table:table-row>
        <table:table-row table:style-name="ro1">
          <table:table-cell table:number-columns-repeated="28"/>
          <table:table-cell>
            <draw:g table:end-cell-address="'Layout All PCI'.BA174" table:end-x="0.1535in" table:end-y="0.1661in" draw:z-index="11" draw:name="Group 11">
              <draw:custom-shape draw:name="Rectangle 12" draw:style-name="gr13" draw:text-style-name="P14" svg:width="4.1362in" svg:height="1.0484in" svg:x="0.2508in" svg:y="0.117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3" draw:style-name="gr13" draw:text-style-name="P14" svg:width="0.15in" svg:height="0.6642in" svg:x="0.0953in" svg:y="0.117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69"/>
          <table:table-cell>
            <draw:custom-shape table:end-cell-address="'Layout All PCI'.DF173" table:end-x="0.1287in" table:end-y="0.0055in" draw:z-index="26" draw:name="TextBox 52" draw:style-name="gr2" draw:text-style-name="P2" svg:width="2.0161in" svg:height="0.7945in" svg:x="0.0531in" svg:y="0.0445in">
              <text:p text:style-name="P1"><text:span text:style-name="T2">RO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5"/>
        </table:table-row>
        <table:table-row table:style-name="ro1">
          <table:table-cell table:number-columns-repeated="35"/>
          <table:table-cell>
            <draw:custom-shape table:end-cell-address="'Layout All PCI'.AV174" table:end-x="0.0024in" table:end-y="0.0465in" draw:z-index="25" draw:name="TextBox 51" draw:style-name="gr2" draw:text-style-name="P2" svg:width="2.0362in" svg:height="0.7941in" svg:x="0.0831in" svg:y="0.0854in">
              <text:p text:style-name="P1"><text:span text:style-name="T2">UO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7"/>
          <table:table-cell>
            <draw:custom-shape table:end-cell-address="'Layout All PCI'.DP175" table:end-x="0.1358in" table:end-y="0.0075in" draw:z-index="21" draw:name="Rectangle 45" draw:style-name="gr19" draw:text-style-name="P17" svg:width="0.4724in" svg:height="0.4996in" svg:x="0.0161in" svg:y="0.007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6"/>
        </table:table-row>
        <table:table-row table:style-name="ro1">
          <table:table-cell table:number-columns-repeated="111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custom-shape table:end-cell-address="'Layout All PCI'.AI180" table:end-x="0.1075in" table:end-y="0.1583in" draw:z-index="149" draw:name="TextBox 217" draw:style-name="gr2" draw:text-style-name="P2" svg:width="1.9244in" svg:height="0.8429in" draw:transform="rotate (1.5707963267949) translate (0.123228346456693in 0.148425196850394in)">
              <text:p text:style-name="P1"><text:span text:style-name="T3">WAREHOUSE</text:span></text:p>
              <text:p text:style-name="P1"><text:span text:style-name="T3">CHEMI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4"/>
          <table:table-cell>
            <draw:custom-shape table:end-cell-address="'Layout All PCI'.BJ178" table:end-x="0.1039in" table:end-y="0.0476in" draw:z-index="23" draw:name="Rectangle 49" draw:style-name="gr19" draw:text-style-name="P17" svg:width="0.4807in" svg:height="0.5315in" svg:x="0.1524in" svg:y="0.01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2"/>
          <table:table-cell>
            <draw:custom-shape table:end-cell-address="'Layout All PCI'.EE178" table:end-x="0.0398in" table:end-y="0.0638in" draw:z-index="24" draw:name="Rectangle 50" draw:style-name="gr19" draw:text-style-name="P17" svg:width="0.4807in" svg:height="0.5476in" svg:x="0.0882in" svg:y="0.01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92"/>
        </table:table-row>
        <table:table-row table:style-name="ro1">
          <table:table-cell table:number-columns-repeated="10"/>
          <table:table-cell>
            <draw:custom-shape table:end-cell-address="'Layout All PCI'.BG177" table:end-x="0.1492in" table:end-y="0.0122in" draw:z-index="74" draw:name="Rectangle 142" draw:style-name="gr11" draw:text-style-name="P12" svg:width="8.4661in" svg:height="0.1591in" svg:x="0.1496in" svg:y="0.019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0"/>
          <table:table-cell>
            <draw:custom-shape table:end-cell-address="'Layout All PCI'.EB177" table:end-x="0.0843in" table:end-y="0.0122in" draw:z-index="75" draw:name="Rectangle 143" draw:style-name="gr11" draw:text-style-name="P12" svg:width="12.3248in" svg:height="0.1591in" svg:x="0.1067in" svg:y="0.019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BN179" table:end-x="0.1386in" table:end-y="0.0516in" draw:z-index="103" draw:name="Rectangle 171" draw:style-name="gr16" draw:text-style-name="P16" svg:width="0.1602in" svg:height="0.5346in" draw:transform="rotate (-1.5707963267949) translate (0.154724409448819in 0.0169291338582677in)">
              <text:p text:style-name="P1"><text:span text:style-name="T4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9"/>
          <table:table-cell>
            <draw:custom-shape table:end-cell-address="'Layout All PCI'.FB177" table:end-x="0.1622in" table:end-y="0.0122in" draw:z-index="76" draw:name="Rectangle 144" draw:style-name="gr11" draw:text-style-name="P12" svg:width="4.1803in" svg:height="0.1591in" svg:x="0.039in" svg:y="0.019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EI179" table:end-x="0.0673in" table:end-y="0.0516in" draw:z-index="104" draw:name="Rectangle 172" draw:style-name="gr16" draw:text-style-name="P16" svg:width="0.1602in" svg:height="0.5346in" draw:transform="rotate (-1.5707963267949) translate (0.0834645669291339in 0.0169291338582677in)">
              <text:p text:style-name="P1"><text:span text:style-name="T4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custom-shape table:end-cell-address="'Layout All PCI'.Q181" table:end-x="0.1461in" table:end-y="0.085in" draw:z-index="123" draw:name="Rectangle 191" draw:style-name="gr20" draw:text-style-name="P10" svg:width="1.2181in" svg:height="0.4807in" draw:transform="rotate (-1.5707963267949) translate (0.16259842519685in 0.10433070866141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'Layout All PCI'.FM188" table:end-x="0.0902in" table:end-y="0.0358in" draw:z-index="2" draw:name="Rectangle 2" draw:style-name="gr8" draw:text-style-name="P10" svg:width="29.7232in" svg:height="0.9in" svg:x="0in" svg:y="0.1358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50"/>
          <table:table-cell>
            <draw:custom-shape table:end-cell-address="'Layout All PCI'.FM187" table:end-x="0.0811in" table:end-y="0.1264in" draw:z-index="122" draw:name="Rectangle 190" draw:style-name="gr20" draw:text-style-name="P10" svg:width="3.0524in" svg:height="0.8059in" svg:x="0.0272in" svg:y="0.153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'Layout All PCI'.FI185" table:end-x="0.0181in" table:end-y="0.0724in" draw:z-index="125" draw:name="Straight Connector 193" draw:style-name="gr9" draw:text-style-name="P4" svg:x1="28.9457in" svg:y1="0.0724in" svg:x2="0.0634in" svg:y2="0.0724in">
              <text:p/>
            </draw:lin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3"/>
          <table:table-cell>
            <draw:line table:end-cell-address="'Layout All PCI'.ED266" table:end-x="0.1228in" table:end-y="0.1039in" draw:z-index="213" draw:name="Straight Connector 295" draw:style-name="gr9" draw:text-style-name="P4" svg:x1="0.1228in" svg:y1="12.7705in" svg:x2="0.1228in" svg:y2="0.013in">
              <text:p/>
            </draw:line>
          </table:table-cell>
          <table:table-cell table:number-columns-repeated="8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8"/>
          <table:table-cell>
            <draw:custom-shape table:end-cell-address="'Layout All PCI'.BJ196" table:end-x="0.1039in" table:end-y="0.0217in" draw:z-index="198" draw:name="Rectangle 266" draw:style-name="gr19" draw:text-style-name="P17" svg:width="0.4807in" svg:height="0.5425in" svg:x="0.1524in" svg:y="0.14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5"/>
        </table:table-row>
        <table:table-row table:style-name="ro1">
          <table:table-cell table:number-columns-repeated="58"/>
          <table:table-cell>
            <draw:custom-shape table:end-cell-address="'Layout All PCI'.DX195" table:end-x="0.1287in" table:end-y="0.0417in" draw:z-index="214" draw:name="Rectangle 299" draw:style-name="gr4" draw:text-style-name="P6" svg:width="12.1465in" svg:height="0.2252in" draw:transform="rotate (-1.5707963267949) translate (0.153149606299213in 0.149606299212598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DW194" table:end-x="0.0776in" table:end-y="0.1661in" draw:z-index="0" draw:name="Rectangle 303" draw:style-name="gr11" draw:text-style-name="P12" svg:width="11.4102in" svg:height="0.1831in" svg:x="0.1327in" svg:y="0.149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Layout All PCI'.BN197" table:end-x="0.1386in" table:end-y="0.0154in" draw:z-index="206" draw:name="Rectangle 287" draw:style-name="gr16" draw:text-style-name="P16" svg:width="0.1602in" svg:height="0.5346in" draw:transform="rotate (-1.5707963267949) translate (0.154724409448819in 0.147244094488189in)">
              <text:p text:style-name="P1"><text:span text:style-name="T4">GATE</text:span></text:p>
              <draw:enhanced-geometry draw:mirror-horizontal="false" draw:mirror-vertical="true" draw:text-areas="0 0 ?f3 ?f2" draw:text-rotate-angle="-270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9"/>
        </table:table-row>
        <table:table-row table:style-name="ro1">
          <table:table-cell>
            <draw:custom-shape table:end-cell-address="'Layout All PCI'.BE266" table:end-x="0.0256in" table:end-y="0.1035in" draw:z-index="215" draw:name="Rectangle 300" draw:style-name="gr6" draw:text-style-name="P8" svg:width="9.9031in" svg:height="12.0776in" svg:x="0in" svg:y="0.02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5"/>
          <table:table-cell>
            <draw:custom-shape table:end-cell-address="'Layout All PCI'.GD195" table:end-x="0.0106in" table:end-y="0.1071in" draw:z-index="200" draw:name="Rectangle 269" draw:style-name="gr4" draw:text-style-name="P6" svg:width="10.2874in" svg:height="0.228in" draw:transform="rotate (-1.5707963267949) translate (0.130314960629921in 0.045669291338582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5"/>
          <table:table-cell>
            <draw:custom-shape table:end-cell-address="'Layout All PCI'.DT243" table:end-x="0.0984in" table:end-y="0.0295in" draw:z-index="201" draw:name="Rectangle 271" draw:style-name="gr3" draw:text-style-name="P5" svg:width="1.4142in" svg:height="7.6724in" draw:transform="rotate (-1.5707963267949) translate (0.0952755905511811in 0.0236220472440945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6"/>
          <table:table-cell>
            <draw:custom-shape table:end-cell-address="'Layout All PCI'.CT205" table:end-x="0.1287in" table:end-y="0.0055in" draw:z-index="202" draw:name="TextBox 273" draw:style-name="gr2" draw:text-style-name="P2" svg:width="2.0157in" svg:height="0.7945in" svg:x="0.0531in" svg:y="0.0445in">
              <text:p text:style-name="P1"><text:span text:style-name="T2">aDCI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3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7"/>
          <table:table-cell>
            <draw:custom-shape table:end-cell-address="'Layout All PCI'.DQ208" table:end-x="0.1039in" table:end-y="0.0736in" draw:z-index="211" draw:name="Rectangle 292" draw:style-name="gr19" draw:text-style-name="P17" svg:width="0.4807in" svg:height="0.5315in" svg:x="0.1524in" svg:y="0.042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5"/>
          <table:table-cell>
            <draw:g table:end-cell-address="'Layout All PCI'.CG256" table:end-x="0.176in" table:end-y="0.0035in" draw:z-index="205" draw:name="Group 282">
              <draw:custom-shape draw:name="Rectangle 283" draw:style-name="gr3" draw:text-style-name="P5" svg:width="1.4984in" svg:height="7.265in" svg:x="0.089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84" draw:style-name="gr3" draw:text-style-name="P5" svg:width="0.1791in" svg:height="1.902in" svg:x="1.5843in" svg:y="4.420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85" draw:style-name="gr3" draw:text-style-name="P5" svg:width="0.1752in" svg:height="3.3496in" svg:x="1.5882in" svg:y="0.6693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5"/>
          <table:table-cell>
            <draw:g table:end-cell-address="'Layout All PCI'.CX255" table:end-x="0.0449in" table:end-y="0.1079in" draw:z-index="204" draw:name="Group 278">
              <draw:custom-shape draw:name="Rectangle 279" draw:style-name="gr3" draw:text-style-name="P5" svg:width="1.511in" svg:height="7.2543in" svg:x="0.2976in" svg:y="0.020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80" draw:style-name="gr3" draw:text-style-name="P5" svg:width="0.1752in" svg:height="1.9874in" svg:x="0.1248in" svg:y="4.27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81" draw:style-name="gr3" draw:text-style-name="P5" svg:width="0.1752in" svg:height="3.3201in" svg:x="0.1248in" svg:y="0.6165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5"/>
          <table:table-cell>
            <draw:g table:end-cell-address="'Layout All PCI'.DM256" table:end-x="0.1299in" table:end-y="0.0035in" draw:z-index="203" draw:name="Group 274">
              <draw:custom-shape draw:name="Rectangle 275" draw:style-name="gr3" draw:text-style-name="P5" svg:width="1.4807in" svg:height="7.265in" svg:x="0.063in" svg:y="0.07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76" draw:style-name="gr3" draw:text-style-name="P5" svg:width="0.1772in" svg:height="1.902in" svg:x="1.5406in" svg:y="4.4209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77" draw:style-name="gr3" draw:text-style-name="P5" svg:width="0.1732in" svg:height="3.3496in" svg:x="1.5445in" svg:y="0.6693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9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Layout All PCI'.AI224" table:end-x="0.0256in" table:end-y="0.0776in" draw:z-index="216" draw:name="TextBox 301" draw:style-name="gr2" draw:text-style-name="P2" svg:width="3.9059in" svg:height="0.7807in" svg:x="0in" svg:y="0.1303in">
              <text:p text:style-name="P1"><text:span text:style-name="T2">PUMA FACTOR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109"/>
          <table:table-cell>
            <draw:custom-shape table:end-cell-address="'Layout All PCI'.DT248" table:end-x="0.0291in" table:end-y="0.0756in" draw:z-index="207" draw:name="TextBox 288" draw:style-name="gr2" draw:text-style-name="P2" svg:width="2.4701in" svg:height="0.8157in" draw:transform="rotate (1.5707963267949) translate (0.0283464566929134in 0.0933070866141732in)">
              <text:p text:style-name="P1"><text:span text:style-name="T2">BUILDING 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14"/>
        </table:table-row>
        <table:table-row table:style-name="ro1">
          <table:table-cell table:number-columns-repeated="77"/>
          <table:table-cell>
            <draw:custom-shape table:end-cell-address="'Layout All PCI'.CN249" table:end-x="0.1075in" table:end-y="0.0965in" draw:z-index="209" draw:name="TextBox 290" draw:style-name="gr2" draw:text-style-name="P2" svg:width="2.4701in" svg:height="0.8362in" draw:transform="rotate (1.5707963267949) translate (0.106692913385827in 0.0933070866141732in)">
              <text:p text:style-name="P1"><text:span text:style-name="T2">BUILDING 1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"/>
          <table:table-cell>
            <draw:custom-shape table:end-cell-address="'Layout All PCI'.DE249" table:end-x="0.1071in" table:end-y="0.0185in" draw:z-index="208" draw:name="TextBox 289" draw:style-name="gr2" draw:text-style-name="P2" svg:width="2.4701in" svg:height="0.8362in" draw:transform="rotate (1.5707963267949) translate (0.106692913385827in 0.0153543307086614in)">
              <text:p text:style-name="P1"><text:span text:style-name="T2">BUILDING 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2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18"/>
          <table:table-cell>
            <draw:custom-shape table:end-cell-address="'Layout All PCI'.DR259" table:end-x="0.0516in" table:end-y="0.0217in" draw:z-index="210" draw:name="Rectangle 291" draw:style-name="gr19" draw:text-style-name="P17" svg:width="0.4807in" svg:height="0.5425in" svg:x="0.1in" svg:y="0.1461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59"/>
          <table:table-cell>
            <draw:custom-shape table:end-cell-address="'Layout All PCI'.DT266" table:end-x="0.176in" table:end-y="0.1299in" draw:z-index="199" draw:name="Rectangle 268" draw:style-name="gr11" draw:text-style-name="P12" svg:width="11.4102in" svg:height="0.1728in" svg:x="0.0547in" svg:y="0.1236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6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1"/>
          <table:table-cell>
            <draw:custom-shape table:end-cell-address="'Layout All PCI'.GZ274" table:end-x="0.1272in" table:end-y="0.0323in" draw:z-index="212" draw:name="Rectangle 294" draw:style-name="gr20" draw:text-style-name="P10" svg:width="13.4386in" svg:height="0.8398in" draw:transform="rotate (1.5707963267949) translate (0.0940944881889764in 0.0259842519685039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92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Layout All PCI'.$A$1" table:cell-range-address="$'Layout All PCI'.$A$1:.$FM$269" table:range-usable-as="print-range"/>
        </table:named-expressions>
      </table:table>
      <table:table table:name="Area A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>
            <draw:g table:end-cell-address="'Area A'.C33" table:end-x="0.4516in" table:end-y="0.15in" draw:z-index="0" draw:name="Group 1">
              <draw:custom-shape draw:name="Rectangle 2" draw:style-name="gr21" draw:text-style-name="P18" svg:width="1.3354in" svg:height="6.8063in" svg:x="0.4547in" svg:y="0.010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" draw:style-name="gr21" draw:text-style-name="P18" svg:width="0.1547in" svg:height="3.1154in" svg:x="0.302in" svg:y="0.570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Area A'.F33" table:end-x="0.5417in" table:end-y="0.15in" draw:z-index="1" draw:name="Group 4">
              <draw:custom-shape draw:name="Rectangle 5" draw:style-name="gr21" draw:text-style-name="P18" svg:width="1.3228in" svg:height="6.8063in" svg:x="0.4016in" svg:y="0.010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" draw:style-name="gr21" draw:text-style-name="P18" svg:width="0.1583in" svg:height="1.7819in" svg:x="1.722in" svg:y="4.084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" draw:style-name="gr21" draw:text-style-name="P18" svg:width="0.1547in" svg:height="3.1382in" svg:x="1.7252in" svg:y="0.570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Area A'.J33" table:end-x="0.0772in" table:end-y="0.15in" draw:z-index="2" draw:name="Group 8">
              <draw:custom-shape draw:name="Rectangle 9" draw:style-name="gr21" draw:text-style-name="P18" svg:width="1.652in" svg:height="6.8063in" svg:x="0.4335in" svg:y="0.010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0" draw:style-name="gr21" draw:text-style-name="P18" svg:width="0.4913in" svg:height="0.3126in" svg:x="1.5898in" svg:y="6.5008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1" draw:style-name="gr21" draw:text-style-name="P18" svg:width="0.1559in" svg:height="1.5429in" svg:x="0.2815in" svg:y="4.32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2" draw:style-name="gr21" draw:text-style-name="P18" svg:width="0.1559in" svg:height="2.8295in" svg:x="0.2815in" svg:y="0.556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Area A'.M33" table:end-x="0.2854in" table:end-y="0.1398in" draw:z-index="8" draw:name="Group 24">
              <draw:custom-shape draw:name="Rectangle 25" draw:style-name="gr21" draw:text-style-name="P18" svg:width="1.652in" svg:height="6.8063in" svg:x="0.6417in" svg:y="0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6" draw:style-name="gr21" draw:text-style-name="P18" svg:width="1.235in" svg:height="0.3126in" svg:x="1.0547in" svg:y="6.490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7" draw:style-name="gr21" draw:text-style-name="P18" svg:width="0.1559in" svg:height="1.5429in" svg:x="0.4898in" svg:y="4.313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8" draw:style-name="gr21" draw:text-style-name="P18" svg:width="0.1559in" svg:height="2.8295in" svg:x="0.4898in" svg:y="0.5465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>
            <draw:custom-shape table:end-cell-address="'Area A'.J6" table:end-x="0.0307in" table:end-y="0.0858in" draw:z-index="7" draw:name="TextBox 23" draw:style-name="gr2" draw:text-style-name="P2" svg:width="1.5598in" svg:height="0.7004in" svg:x="0.4791in" svg:y="0.0102in">
              <text:p text:style-name="P1"><text:span text:style-name="T8">CENTRALIZE 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7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6"/>
          <table:table-cell>
            <draw:line table:end-cell-address="'Area A'.J7" table:end-x="0.1039in" table:end-y="0.1976in" draw:z-index="6" draw:name="Straight Connector 17" draw:style-name="gr22" draw:text-style-name="P4" svg:x1="0.4374in" svg:y1="0.1976in" svg:x2="2.1122in" svg:y2="0.1976in">
              <text:p/>
            </draw:line>
          </table:table-cell>
          <table:table-cell table:number-columns-repeated="57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>
            <draw:custom-shape table:end-cell-address="'Area A'.E26" table:end-x="0.3118in" table:end-y="0.0492in" draw:z-index="3" draw:name="TextBox 13" draw:style-name="gr2" draw:text-style-name="P2" svg:width="2.3142in" svg:height="0.7453in" draw:transform="rotate (1.5707963267949) translate (0.00590551181102362in 0.13740157480315in)">
              <text:p text:style-name="P1"><text:span text:style-name="T2">BUILDING 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Area A'.H26" table:end-x="0.2736in" table:end-y="0.0445in" draw:z-index="4" draw:name="TextBox 14" draw:style-name="gr2" draw:text-style-name="P2" svg:width="2.3142in" svg:height="0.7406in" draw:transform="rotate (1.5707963267949) translate (0.637007874015748in 0.13740157480315in)">
              <text:p text:style-name="P1"><text:span text:style-name="T2">BUILDING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>
            <draw:custom-shape table:end-cell-address="'Area A'.O31" table:end-x="0.0484in" table:end-y="0.1988in" draw:z-index="9" draw:name="TextBox 29" draw:style-name="gr2" draw:text-style-name="P2" svg:width="2.3142in" svg:height="0.9472in" draw:transform="rotate (1.5707963267949) translate (0.412204724409449in 0.0850393700787402in)">
              <text:p text:style-name="P1"><text:span text:style-name="T2">BUILDING </text:span></text:p>
              <text:p text:style-name="P1"><text:span text:style-name="T2">1 LT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3"/>
        </table:table-row>
        <table:table-row table:style-name="ro2">
          <table:table-cell table:number-columns-repeated="7"/>
          <table:table-cell>
            <draw:custom-shape table:end-cell-address="'Area A'.K31" table:end-x="0.4681in" table:end-y="0.1362in" draw:z-index="5" draw:name="TextBox 15" draw:style-name="gr2" draw:text-style-name="P2" svg:width="2.3142in" svg:height="0.7386in" draw:transform="rotate (1.5707963267949) translate (0.162204724409449in 0.0228346456692913in)">
              <text:p text:style-name="P1"><text:span text:style-name="T2">BUILDING 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rea B " table:style-name="ta3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>
            <draw:g table:end-cell-address="'Area B '.C33" table:end-x="0.3819in" table:end-y="0.1709in" draw:z-index="0" draw:name="Group 1">
              <draw:custom-shape draw:name="Rectangle 2" draw:style-name="gr21" draw:text-style-name="P18" svg:width="0.139in" svg:height="5.5496in" svg:x="0.1146in" svg:y="0.67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3" draw:style-name="gr21" draw:text-style-name="P18" svg:width="0.139in" svg:height="2.7591in" svg:x="1.5815in" svg:y="0.665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" draw:style-name="gr21" draw:text-style-name="P18" svg:width="1.328in" svg:height="6.8063in" svg:x="0.2516in" svg:y="0.031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>
            <draw:g table:end-cell-address="'Area B '.F33" table:end-x="0.2724in" table:end-y="0.1709in" draw:z-index="1" draw:name="Group 5">
              <draw:custom-shape draw:name="Rectangle 6" draw:style-name="gr21" draw:text-style-name="P18" svg:width="1.3315in" svg:height="6.8063in" svg:x="0.7937in" svg:y="0.031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" draw:style-name="gr21" draw:text-style-name="P18" svg:width="0.1394in" svg:height="2.7591in" svg:x="0.6567in" svg:y="0.665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" draw:style-name="gr21" draw:text-style-name="P18" svg:width="0.1512in" svg:height="2.4in" svg:x="2.1295in" svg:y="1.222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>
            <draw:custom-shape table:end-cell-address="'Area B '.F4" table:end-x="0.1768in" table:end-y="0.1276in" draw:z-index="9" draw:name="TextBox 21" draw:style-name="gr2" draw:text-style-name="P2" svg:width="1.4315in" svg:height="0.7004in" svg:x="0.0839in" svg:y="0.052in">
              <text:p text:style-name="P1"><text:span text:style-name="T8">CENTRALIZE 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g table:end-cell-address="'Area B '.I33" table:end-x="0.0728in" table:end-y="0.1709in" draw:z-index="2" draw:name="Group 9">
              <draw:custom-shape draw:name="Rectangle 10" draw:style-name="gr21" draw:text-style-name="P18" svg:width="1.3382in" svg:height="6.8063in" svg:x="0.7433in" svg:y="0.031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1" draw:style-name="gr21" draw:text-style-name="P18" svg:width="0.1551in" svg:height="1.8646in" svg:x="0.5906in" svg:y="4.0228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2" draw:style-name="gr21" draw:text-style-name="P18" svg:width="0.1551in" svg:height="3.1154in" svg:x="0.5906in" svg:y="0.590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Area B '.K33" table:end-x="0.5661in" table:end-y="0.1815in" draw:z-index="10" draw:name="Group 25">
              <draw:custom-shape draw:name="Rectangle 26" draw:style-name="gr21" draw:text-style-name="P18" svg:width="1.3354in" svg:height="6.8063in" svg:x="0.5693in" svg:y="0.0417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7" draw:style-name="gr21" draw:text-style-name="P18" svg:width="0.1547in" svg:height="1.8646in" svg:x="0.4165in" svg:y="4.033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8" draw:style-name="gr21" draw:text-style-name="P18" svg:width="0.1547in" svg:height="3.1154in" svg:x="0.4165in" svg:y="0.601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Area B '.N33" table:end-x="0.4323in" table:end-y="0.1709in" draw:z-index="3" draw:name="Group 13">
              <draw:custom-shape draw:name="Rectangle 14" draw:style-name="gr21" draw:text-style-name="P18" svg:width="1.3354in" svg:height="6.8063in" svg:x="0.2839in" svg:y="0.0311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" draw:style-name="gr21" draw:text-style-name="P18" svg:width="0.1547in" svg:height="3.1154in" svg:x="1.6165in" svg:y="0.5906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3"/>
          <table:table-cell>
            <draw:line table:end-cell-address="'Area B '.F6" table:end-x="0.135in" table:end-y="0in" draw:z-index="8" draw:name="Straight Connector 20" draw:style-name="gr22" draw:text-style-name="P4" svg:x1="0.1358in" svg:y1="0in" svg:x2="1.4736in" svg:y2="0in">
              <text:p/>
            </draw:line>
          </table:table-cell>
          <table:table-cell table:number-columns-repeated="60"/>
        </table:table-row>
        <table:table-row table:style-name="ro2" table:number-rows-repeated="16">
          <table:table-cell table:number-columns-repeated="64"/>
        </table:table-row>
        <table:table-row table:style-name="ro2">
          <table:table-cell table:number-columns-repeated="3"/>
          <table:table-cell>
            <draw:custom-shape table:end-cell-address="'Area B '.H26" table:end-x="0.0547in" table:end-y="0.1709in" draw:z-index="5" draw:name="TextBox 17" draw:style-name="gr2" draw:text-style-name="P2" svg:width="2.3142in" svg:height="0.7382in" draw:transform="rotate (1.5707963267949) translate (0.418110236220472in 0.0578740157480315in)">
              <text:p text:style-name="P1"><text:span text:style-name="T2">BUILDING 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Area B '.K26" table:end-x="0.022in" table:end-y="0.1465in" draw:z-index="6" draw:name="TextBox 18" draw:style-name="gr2" draw:text-style-name="P2" svg:width="2.3142in" svg:height="0.7453in" draw:transform="rotate (1.5707963267949) translate (0.385433070866142in 0.0263779527559055in)">
              <text:p text:style-name="P1"><text:span text:style-name="T2">BUILDING 5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Area B '.M27" table:end-x="0.3579in" table:end-y="0.1709in" draw:z-index="11" draw:name="TextBox 29" draw:style-name="gr2" draw:text-style-name="P2" svg:width="2.3142in" svg:height="0.978in" draw:transform="rotate (1.5707963267949) translate (0.0519685039370079in 0.0263779527559055in)">
              <text:p text:style-name="P1"><text:span text:style-name="T2">BUILDING </text:span></text:p>
              <text:p text:style-name="P1"><text:span text:style-name="T2">5 LT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Area B '.P26" table:end-x="0.2614in" table:end-y="0.1421in" draw:z-index="7" draw:name="TextBox 19" draw:style-name="gr2" draw:text-style-name="P2" svg:width="2.3142in" svg:height="0.7409in" draw:transform="rotate (1.5707963267949) translate (0.624803149606299in 0.0263779527559055in)">
              <text:p text:style-name="P1"><text:span text:style-name="T2">BUILDING 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>
            <draw:custom-shape table:end-cell-address="'Area B '.F32" table:end-x="0.3563in" table:end-y="0.1563in" draw:z-index="4" draw:name="TextBox 16" draw:style-name="gr2" draw:text-style-name="P2" svg:width="3.3075in" svg:height="1.0465in" draw:transform="rotate (1.5707963267949) translate (0.395669291338583in 0.151574803149606in)">
              <text:p text:style-name="P1"><text:span text:style-name="T2">TOOLING </text:span></text:p>
              <text:p text:style-name="P1"><text:span text:style-name="T2">BUILDING 7 LT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rea C " table:style-name="ta4">
        <office:forms form:automatic-focus="false" form:apply-design-mode="false"/>
        <table:table-column table:style-name="co2" table:number-columns-repeated="64" table:default-cell-style-name="Default"/>
        <table:table-row table:style-name="ro2" table:number-rows-repeated="16">
          <table:table-cell table:number-columns-repeated="64"/>
        </table:table-row>
        <table:table-row table:style-name="ro2">
          <table:table-cell>
            <draw:custom-shape table:end-cell-address="'Area C '.E20" table:end-x="0.1528in" table:end-y="0.1669in" draw:z-index="4" draw:name="TextBox 8" draw:style-name="gr2" draw:text-style-name="P2" svg:width="2.3142in" svg:height="0.7382in" draw:transform="rotate (1.5707963267949) translate (0.516141732283465in 0.0539370078740157in)">
              <text:p text:style-name="P1"><text:span text:style-name="T2">BUILDING 8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Area C '.G20" table:end-x="0.4992in" table:end-y="0.198in" draw:z-index="5" draw:name="TextBox 9" draw:style-name="gr2" draw:text-style-name="P2" svg:width="2.3142in" svg:height="0.7382in" draw:transform="rotate (1.5707963267949) translate (0.193307086614173in 0.0850393700787402in)">
              <text:p text:style-name="P1"><text:span text:style-name="T2">BUILDING 9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Area C '.J20" table:end-x="0.0272in" table:end-y="0.1256in" draw:z-index="6" draw:name="TextBox 10" draw:style-name="gr2" draw:text-style-name="P2" svg:width="2.3138in" svg:height="0.7386in" draw:transform="rotate (1.5707963267949) translate (0.391338582677165in 0.0122047244094488in)">
              <text:p text:style-name="P1"><text:span text:style-name="T2">BUILDING 1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Area C '.L23" table:end-x="0.0276in" table:end-y="0.0638in" draw:z-index="7" draw:name="TextBox 11" draw:style-name="gr2" draw:text-style-name="P2" svg:width="2.3142in" svg:height="1.1453in" draw:transform="rotate (1.5707963267949) translate (0.391338582677165in 0.168503937007874in)">
              <text:p text:style-name="P1"><text:span text:style-name="T2">BUILDING 10A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>
            <draw:custom-shape table:end-cell-address="'Area C '.G28" table:end-x="0.4697in" table:end-y="0.0858in" draw:z-index="0" draw:name="Rectangle 4" draw:style-name="gr21" draw:text-style-name="P18" svg:width="4.1783in" svg:height="1.2508in" draw:transform="rotate (1.5707963267949) translate (0.307874015748031in 0.0850393700787402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Area C '.J28" table:end-x="0.0606in" table:end-y="0.0969in" draw:z-index="1" draw:name="Rectangle 5" draw:style-name="gr21" draw:text-style-name="P18" svg:width="4.1783in" svg:height="1.2512in" draw:transform="rotate (1.5707963267949) translate (0.568503937007874in 0.0956692913385827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Area C '.L28" table:end-x="0.3028in" table:end-y="0.1071in" draw:z-index="2" draw:name="Rectangle 6" draw:style-name="gr21" draw:text-style-name="P18" svg:width="4.1783in" svg:height="1.2512in" draw:transform="rotate (1.5707963267949) translate (0.141338582677165in 0.105905511811024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Area C '.N28" table:end-x="0.5421in" table:end-y="0.1071in" draw:z-index="3" draw:name="Rectangle 7" draw:style-name="gr21" draw:text-style-name="P18" svg:width="4.1783in" svg:height="1.2512in" draw:transform="rotate (1.5707963267949) translate (0.380708661417323in 0.105905511811024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rea D and Sample Room" table:style-name="ta5" table:print-ranges="'Area D and Sample Room'.A1:'Area D and Sample Room'.K33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>
            <draw:g table:end-cell-address="'Area D and Sample Room'.C33" table:end-x="0.3587in" table:end-y="0.1917in" draw:z-index="2" draw:name="Group 21">
              <draw:custom-shape draw:name="Rectangle 22" draw:style-name="gr21" draw:text-style-name="P18" svg:width="1.3228in" svg:height="6.8063in" svg:x="0.2189in" svg:y="0.05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" draw:style-name="gr21" draw:text-style-name="P18" svg:width="0.1583in" svg:height="1.7819in" svg:x="1.539in" svg:y="4.126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" draw:style-name="gr21" draw:text-style-name="P18" svg:width="0.1547in" svg:height="3.1382in" svg:x="1.5425in" svg:y="0.611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line table:end-cell-address="'Area D and Sample Room'.C1" table:end-x="0.2319in" table:end-y="0.052in" draw:z-index="6" draw:name="Straight Connector 28" draw:style-name="gr22" draw:text-style-name="P4" svg:x1="0.2185in" svg:y1="0.052in" svg:x2="1.5705in" svg:y2="0.052in">
              <text:p/>
            </draw:line>
          </table:table-cell>
          <table:table-cell table:number-columns-repeated="3"/>
          <table:table-cell>
            <draw:g table:end-cell-address="'Area D and Sample Room'.G33" table:end-x="0.2374in" table:end-y="0.1398in" draw:z-index="1" draw:name="Group 17">
              <draw:custom-shape draw:name="Rectangle 18" draw:style-name="gr21" draw:text-style-name="P18" svg:width="1.3358in" svg:height="6.8063in" svg:x="0.2406in" svg:y="0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" draw:style-name="gr21" draw:text-style-name="P18" svg:width="0.1547in" svg:height="1.8646in" svg:x="0.0878in" svg:y="3.9913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" draw:style-name="gr21" draw:text-style-name="P18" svg:width="0.1547in" svg:height="3.1154in" svg:x="0.0878in" svg:y="0.559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Area D and Sample Room'.J33" table:end-x="0.6657in" table:end-y="0.1917in" draw:z-index="0" draw:name="Group 13">
              <draw:custom-shape draw:name="Rectangle 14" draw:style-name="gr21" draw:text-style-name="P18" svg:width="1.3232in" svg:height="6.8063in" svg:x="0.526in" svg:y="0.052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" draw:style-name="gr21" draw:text-style-name="P18" svg:width="0.1583in" svg:height="1.7819in" svg:x="1.8465in" svg:y="4.126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" draw:style-name="gr21" draw:text-style-name="P18" svg:width="0.1547in" svg:height="3.1382in" svg:x="1.85in" svg:y="0.6114in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6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>
            <draw:custom-shape table:end-cell-address="'Area D and Sample Room'.E19" table:end-x="0.0394in" table:end-y="0.0988in" draw:z-index="8" draw:name="TextBox 30" draw:style-name="gr2" draw:text-style-name="P2" svg:width="2.3142in" svg:height="0.9528in" draw:transform="rotate (1.5707963267949) translate (0.402755905511811in 0.187795275590551in)">
              <text:p text:style-name="P1"><text:span text:style-name="T2">SAMPLE ROO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>
            <draw:line table:end-cell-address="'Area D and Sample Room'.C17" table:end-x="0.2217in" table:end-y="0.052in" draw:z-index="7" draw:name="Straight Connector 29" draw:style-name="gr22" draw:text-style-name="P4" svg:x1="0.2083in" svg:y1="0.052in" svg:x2="1.5602in" svg:y2="0.052in">
              <text:p/>
            </draw:line>
          </table:table-cell>
          <table:table-cell table:number-columns-repeated="63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4"/>
          <table:table-cell>
            <draw:custom-shape table:end-cell-address="'Area D and Sample Room'.I28" table:end-x="0.174in" table:end-y="0.1083in" draw:z-index="4" draw:name="TextBox 26" draw:style-name="gr2" draw:text-style-name="P2" svg:width="2.3138in" svg:height="0.7382in" draw:transform="rotate (1.5707963267949) translate (0.538188976377953in 0.203543307086614in)">
              <text:p text:style-name="P1"><text:span text:style-name="T2">BUILDING 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Area D and Sample Room'.L28" table:end-x="0.4429in" table:end-y="0.0303in" draw:z-index="3" draw:name="TextBox 25" draw:style-name="gr2" draw:text-style-name="P2" svg:width="2.3138in" svg:height="0.7382in" draw:transform="rotate (1.5707963267949) translate (0.13740157480315in 0.125590551181102in)">
              <text:p text:style-name="P1"><text:span text:style-name="T2">BUILDING 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>
            <draw:custom-shape table:end-cell-address="'Area D and Sample Room'.E34" table:end-x="0.0984in" table:end-y="0.1693in" draw:z-index="5" draw:name="TextBox 27" draw:style-name="gr2" draw:text-style-name="P2" svg:width="2.3142in" svg:height="0.7382in" draw:transform="rotate (1.5707963267949) translate (0.461811023622047in 0.0559055118110236in)">
              <text:p text:style-name="P1"><text:span text:style-name="T2">BUILDING 1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'Layout All PCI'.$A$1" table:cell-range-address="$'Area D and Sample Room'.$A$1:.$K$33" table:range-usable-as="print-range"/>
        </table:named-expressions>
      </table:table>
      <table:table table:name="R1" table:style-name="ta6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 table:number-columns-repeated="5"/>
          <table:table-cell>
            <draw:custom-shape table:end-cell-address="R1.G2" table:end-x="0.2181in" table:end-y="0.0205in" draw:z-index="1" draw:name="Rectangle 2" draw:style-name="gr10" draw:text-style-name="P11" svg:width="0.4051in" svg:height="0.1768in" svg:x="0.4827in" svg:y="0.05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R1.H3" table:end-x="0.4476in" table:end-y="0.0311in" draw:z-index="3" draw:name="Rectangle 4" draw:style-name="gr10" draw:text-style-name="P11" svg:width="0.4024in" svg:height="0.4059in" svg:x="0.0453in" svg:y="0.041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2">
          <table:table-cell table:number-columns-repeated="3"/>
          <table:table-cell>
            <draw:custom-shape table:end-cell-address="R1.G33" table:end-x="0.2185in" table:end-y="0.1559in" draw:z-index="0" draw:name="Rectangle 1" draw:style-name="gr10" draw:text-style-name="P11" svg:width="1.5705in" svg:height="6.5724in" svg:x="0.6563in" svg:y="0.041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>
          <table:table-cell table:number-columns-repeated="4"/>
          <table:table-cell>
            <draw:custom-shape table:end-cell-address="R1.I27" table:end-x="0.3953in" table:end-y="0.1134in" draw:z-index="2" draw:name="TextBox 3" draw:style-name="gr2" draw:text-style-name="P2" svg:width="2.6252in" svg:height="0.7382in" draw:transform="rotate (1.5707963267949) translate (0.448031496062992in 0.000393700787401575in)">
              <text:p text:style-name="P1"><text:span text:style-name="T2">CHEMICAL R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9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3" table:style-name="ta7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>
            <draw:custom-shape table:end-cell-address="R3.D1" table:end-x="0.0102in" table:end-y="0.2079in" draw:z-index="1" draw:name="Rectangle 2" draw:style-name="gr10" draw:text-style-name="P11" svg:width="1.5496in" svg:height="0.1661in" svg:x="0.4689in" svg:y="0.041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R3.H2" table:end-x="0.4685in" table:end-y="0.0102in" draw:z-index="7" draw:name="Rectangle 9" draw:style-name="gr10" draw:text-style-name="P11" svg:width="2.4142in" svg:height="0.1976in" svg:x="0.0626in" svg:y="0.0209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R3.M2" table:end-x="0.0413in" table:end-y="0.0311in" draw:z-index="8" draw:name="Rectangle 10" draw:style-name="gr10" draw:text-style-name="P11" svg:width="2.4169in" svg:height="0.1976in" svg:x="0.302in" svg:y="0.041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R3.N2" table:end-x="0.4059in" table:end-y="0.187in" draw:z-index="9" draw:name="Rectangle 11" draw:style-name="gr10" draw:text-style-name="P11" svg:width="1.0236in" svg:height="0.3535in" svg:x="0.052in" svg:y="0.0417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2">
          <table:table-cell>
            <draw:custom-shape table:end-cell-address="R3.D33" table:end-x="0.0102in" table:end-y="0.1457in" draw:z-index="0" draw:name="Rectangle 1" draw:style-name="gr10" draw:text-style-name="P11" svg:width="1.5705in" svg:height="6.4476in" svg:x="0.448in" svg:y="0.1563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R3.P23" table:end-x="0.574in" table:end-y="0.1622in" draw:z-index="2" draw:name="Rectangle 3" draw:style-name="gr10" draw:text-style-name="P11" svg:width="3.5256in" svg:height="4.365in" draw:transform="rotate (-1.5707963267949) translate (0.395669291338583in 0.172047244094488in)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R3.N24" table:end-x="0.4268in" table:end-y="0.052in" draw:z-index="3" draw:name="Rectangle 4" draw:style-name="gr10" draw:text-style-name="P11" svg:width="2.0291in" svg:height="4.4579in" svg:x="0.4063in" svg:y="0.1772in">
              <text:p text:style-name="P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3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>
            <draw:custom-shape table:end-cell-address="R3.J13" table:end-x="0.2343in" table:end-y="0.1406in" draw:z-index="5" draw:name="TextBox 7" draw:style-name="gr2" draw:text-style-name="P2" svg:width="2.6362in" svg:height="1.0622in" svg:x="0.276in" svg:y="0.1201in">
              <text:p text:style-name="P1"><text:span text:style-name="T2">CHEMICAL R3 I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11"/>
          <table:table-cell>
            <draw:custom-shape table:end-cell-address="R3.P24" table:end-x="0.1929in" table:end-y="0.0705in" draw:z-index="6" draw:name="TextBox 8" draw:style-name="gr2" draw:text-style-name="P2" svg:width="2.6256in" svg:height="1.0646in" draw:transform="rotate (1.5707963267949) translate (0.24488188976378in 0.047244094488189in)">
              <text:p text:style-name="P1"><text:span text:style-name="T2">CHEMICAL R3 I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>
            <draw:custom-shape table:end-cell-address="R3.F28" table:end-x="0.0311in" table:end-y="0.0756in" draw:z-index="4" draw:name="TextBox 6" draw:style-name="gr2" draw:text-style-name="P2" svg:width="2.6252in" svg:height="1.0646in" draw:transform="rotate (1.5707963267949) translate (0.0834645669291339in 0.052755905511811in)">
              <text:p text:style-name="P1"><text:span text:style-name="T2">CHEMICAL R3 EV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Red_20_90_20_Degrees_20_Crossed_20_1" draw:display-name="Red 90 Degrees Crossed 1" draw:style="single" draw:color="#000000" draw:distance="0.0098in" draw:rotation="0"/>
    <draw:hatch draw:name="Red_20_90_20_Degrees_20_Crossed_20_2" draw:display-name="Red 90 Degrees Crossed 2" draw:style="single" draw:color="#000000" draw:distance="0.0098in" draw:rotation="900"/>
    <draw:hatch draw:name="Red_20_90_20_Degrees_20_Crossed_20_3" draw:display-name="Red 90 Degrees Crossed 3" draw:style="single" draw:color="#92d050" draw:distance="0.0591in" draw:rotation="450"/>
    <draw:stroke-dash draw:name="Long_20_Dash" draw:display-name="Long Dash" draw:style="rect" draw:dots1="1" draw:dots1-length="400%" draw:distance="3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2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1" style:display-name="PageStyle_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ea_20_D_20_and_20_Sample_20_Room" style:display-name="PageStyle_Area D and Sample Ro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_20_All_20_PCI" style:display-name="PageStyle_Layout All PC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ea_20_B_20_" style:display-name="PageStyle_Area B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ea_20_A" style:display-name="PageStyle_Area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3" style:display-name="PageStyle_R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ea_20_C_20_" style:display-name="PageStyle_Area C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nny</meta:initial-creator>
    <dc:creator>Raditya Aribw</dc:creator>
    <meta:print-date>2023-01-03T06:16:12</meta:print-date>
    <meta:creation-date>2016-04-08T02:11:57</meta:creation-date>
    <dc:date>2023-01-03T06:34:23</dc:date>
    <meta:generator>LibreOffice/7.1.2.2$Windows_X86_64 LibreOffice_project/8a45595d069ef5570103caea1b71cc9d82b2aae4</meta:generator>
    <meta:document-statistic meta:table-count="7" meta:cell-count="3" meta:object-count="270"/>
    <meta:user-defined meta:name="AppVersion">14.0300</meta:user-defined>
  </office:meta>
</office:document-meta>
</file>